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Default_5f_1">
      <style:graphic-properties draw:stroke="none" draw:fill="none" draw:textarea-horizontal-align="left" draw:textarea-vertical-align="middle" fo:min-height="0.357cm" fo:padding-top="0cm" fo:padding-bottom="0cm" fo:padding-left="0cm" fo:padding-right="0cm"/>
    </style:style>
    <style:style style:name="gr7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10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13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15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/>
    </style:style>
    <style:style style:name="gr16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/>
    </style:style>
    <style:style style:name="gr17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19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67cm" fo:padding-top="0cm" fo:padding-bottom="0cm" fo:padding-left="0cm" fo:padding-right="0cm"/>
    </style:style>
    <style:style style:name="gr2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987cm" draw:shadow-opacity="50%"/>
    </style:style>
    <style:style style:name="gr2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2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9.686cm" draw:shadow-opacity="50%"/>
    </style:style>
    <style:style style:name="gr2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74cm" draw:shadow-opacity="50%"/>
    </style:style>
    <style:style style:name="gr2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81cm" draw:shadow-opacity="50%"/>
    </style:style>
    <style:style style:name="gr2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26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27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28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30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3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9.576cm"/>
    </style:style>
    <style:style style:name="gr3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9.041cm"/>
    </style:style>
    <style:style style:name="gr34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35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36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/>
    </style:style>
    <style:style style:name="gr37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8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91cm" draw:shadow-opacity="50%"/>
    </style:style>
    <style:style style:name="gr4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997cm" draw:shadow-opacity="50%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42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43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5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59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/>
    </style:style>
    <style:style style:name="gr60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1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2" style:family="graphic" style:parent-style-name="Default_5f_1">
      <style:graphic-properties draw:fill-color="#999999" draw:opacity="50%" draw:textarea-horizontal-align="justify" draw:textarea-vertical-align="middle" draw:auto-grow-height="false" fo:min-height="1.258cm" fo:min-width="0cm" draw:shadow-opacity="50%"/>
    </style:style>
    <style:style style:name="gr63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/>
    </style:style>
    <style:style style:name="gr64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67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106cm" draw:shadow-opacity="50%"/>
    </style:style>
    <style:style style:name="gr68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69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70" style:family="graphic" style:parent-style-name="Default_5f_1">
      <style:graphic-properties draw:stroke="none" draw:fill="none" fo:min-height="0.159cm"/>
    </style:style>
    <style:style style:name="gr71" style:family="graphic" style:parent-style-name="Default_5f_1">
      <style:graphic-properties draw:stroke="none" draw:fill="none" fo:min-height="0.158cm"/>
    </style:style>
    <style:style style:name="gr7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48cm" draw:shadow-opacity="50%"/>
    </style:style>
    <style:style style:name="gr7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5cm" draw:shadow-opacity="50%"/>
    </style:style>
    <style:style style:name="gr7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358cm" draw:shadow-opacity="50%"/>
    </style:style>
    <style:style style:name="gr75" style:family="graphic" style:parent-style-name="objectwithoutfill">
      <style:graphic-properties svg:stroke-width="0.15cm" svg:stroke-color="#ff6600" draw:marker-start-width="0.78cm" draw:marker-end-width="0.78cm" draw:fill="none" draw:textarea-horizontal-align="center" draw:textarea-vertical-align="middle" fo:padding-top="0.2cm" fo:padding-bottom="0.2cm" fo:padding-left="0.325cm" fo:padding-right="0.325cm"/>
    </style:style>
    <style:style style:name="gr7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8.949cm" draw:shadow-opacity="50%"/>
    </style:style>
    <style:style style:name="gr77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8cm" fo:padding-top="0cm" fo:padding-bottom="0cm" fo:padding-left="0cm" fo:padding-right="0cm"/>
    </style:style>
    <style:style style:name="gr78" style:family="graphic" style:parent-style-name="Default_5f_1">
      <style:graphic-properties draw:stroke="none" draw:fill="none" draw:textarea-horizontal-align="center" draw:textarea-vertical-align="middle" draw:auto-grow-width="true" fo:min-height="0.194cm" fo:min-width="0.18cm" fo:padding-top="0cm" fo:padding-bottom="0cm" fo:padding-left="0cm" fo:padding-right="0cm"/>
    </style:style>
    <style:style style:name="gr79" style:family="graphic" style:parent-style-name="Default_5f_1">
      <style:graphic-properties draw:stroke="none" draw:fill="none" draw:textarea-horizontal-align="left" draw:textarea-vertical-align="middle" draw:auto-grow-width="true" fo:min-height="0.158cm" fo:min-width="0.184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00cc00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color="#00cc00" style:font-name="Cantarell1" fo:font-size="4pt" fo:font-weight="normal" style:font-size-asian="18pt" style:font-size-complex="18pt"/>
    </style:style>
    <style:style style:name="P13" style:family="paragraph">
      <loext:graphic-properties draw:fill-color="#ff3333" draw:opacity="50%"/>
      <style:paragraph-properties fo:text-align="center"/>
    </style:style>
    <style:style style:name="P14" style:family="paragraph">
      <loext:graphic-properties draw:fill-color="#333333" draw:opacity="50%"/>
      <style:paragraph-properties fo:text-align="center"/>
    </style:style>
    <style:style style:name="P15" style:family="paragraph">
      <loext:graphic-properties draw:fill-color="#00ff66" draw:opacity="67%"/>
      <style:paragraph-properties fo:text-align="center"/>
    </style:style>
    <style:style style:name="P16" style:family="paragraph">
      <loext:graphic-properties draw:fill-color="#00cc33" draw:opacity="75%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c5000b"/>
    </style:style>
    <style:style style:name="P20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21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22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25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26" style:family="paragraph">
      <loext:graphic-properties draw:fill-color="#666666"/>
      <style:paragraph-properties fo:text-align="center"/>
    </style:style>
    <style:style style:name="P27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8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9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30" style:family="paragraph">
      <loext:graphic-properties draw:fill-color="#6699cc"/>
      <style:paragraph-properties fo:text-align="center"/>
    </style:style>
    <style:style style:name="P31" style:family="paragraph">
      <loext:graphic-properties draw:fill="none"/>
      <style:paragraph-properties fo:text-align="end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style:font-name="Cantarell1" fo:font-size="4pt" style:font-size-asian="18pt" style:font-size-complex="18pt"/>
    </style:style>
    <style:style style:name="T6" style:family="text">
      <style:text-properties fo:color="#333333" style:font-name="Cantarell1" fo:font-size="4pt" style:font-size-asian="18pt" style:font-size-complex="18pt"/>
    </style:style>
    <style:style style:name="T7" style:family="text">
      <style:text-properties fo:color="#00cc00" style:font-name="Cantarell1" fo:font-size="4pt" fo:font-weight="normal" style:font-size-asian="18pt" style:font-size-complex="18pt"/>
    </style:style>
    <style:style style:name="T8" style:family="text">
      <style:text-properties fo:color="#c5000b" fo:font-size="4pt" style:font-size-asian="4pt" style:font-size-complex="4pt"/>
    </style:style>
    <style:style style:name="T9" style:family="text">
      <style:text-properties fo:color="#004586" style:font-name="Cantarell1" fo:font-size="4pt" style:font-size-asian="4.40000009536743pt" style:font-size-complex="4.40000009536743pt"/>
    </style:style>
    <style:style style:name="T10" style:family="text">
      <style:text-properties fo:color="#004586" style:font-name="Cantarell1" fo:font-size="3pt" style:font-size-asian="4pt" style:font-size-complex="4pt"/>
    </style:style>
    <style:style style:name="T11" style:family="text">
      <style:text-properties fo:color="#004586" style:font-name="Cantarell1" fo:font-size="4pt" style:font-size-asian="4pt" style:font-size-complex="4pt"/>
    </style:style>
    <style:style style:name="T12" style:family="text">
      <style:text-properties fo:color="#004586" style:font-name="Cantarell1" fo:font-size="5pt" style:font-size-asian="18pt" style:font-size-complex="18pt"/>
    </style:style>
    <style:style style:name="T13" style:family="text">
      <style:text-properties fo:color="#004586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ulseS0 v2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17</text:span></text:p>
          </draw:text-box>
        </draw:frame>
        <draw:line draw:style-name="gr5" draw:text-style-name="P1" draw:layer="coupures" svg:x1="8.669cm" svg:y1="12.36cm" svg:x2="8.669cm" svg:y2="8.559cm">
          <text:p/>
        </draw:line>
        <draw:frame draw:style-name="gr6" draw:text-style-name="P7" draw:layer="composants" svg:width="2.064cm" svg:height="0.357cm" svg:x="17.765cm" svg:y="12.21cm">
          <draw:text-box>
            <text:p text:style-name="P6"><text:span text:style-name="T5">Opened for enabling the module</text:span></text:p>
            <text:p text:style-name="P6"><text:span text:style-name="T5">Closed (shortened) for disabling.</text:span></text:p>
          </draw:text-box>
        </draw:frame>
        <draw:g>
          <draw:custom-shape draw:style-name="gr7" draw:text-style-name="P1" draw:layer="composants" svg:width="0.25cm" svg:height="0.25cm" draw:transform="rotate (1.5707963267949) translate (10.069cm 13.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0.149cm 13.0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0.149cm 13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193cm" svg:y1="13.116cm" svg:x2="10.193cm" svg:y2="12.991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11.083cm 13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1.163cm 13.0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1.163cm 13.2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1.207cm" svg:y1="13.123cm" svg:x2="11.207cm" svg:y2="12.998cm">
            <text:p text:style-name="P2"><text:span text:style-name="T6">1k</text:span></text:p>
          </draw:line>
        </draw:g>
        <draw:line draw:style-name="gr10" draw:text-style-name="P1" draw:layer="coupures" svg:x1="10.837cm" svg:y1="10.311cm" svg:x2="10.85cm" svg:y2="9.095cm">
          <text:p/>
        </draw:line>
        <draw:g>
          <draw:custom-shape draw:style-name="gr7" draw:text-style-name="P1" draw:layer="composants" svg:width="0.254cm" svg:height="0.25cm" svg:x="10.576cm" svg:y="9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1cm" svg:height="0.09cm" svg:x="10.914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2cm" svg:height="0.09cm" svg:x="10.657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834cm" svg:y1="9.458cm" svg:x2="10.961cm" svg:y2="9.458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svg:x="10.577cm" svg:y="9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svg:x="10.909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svg:x="10.65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831cm" svg:y1="9.965cm" svg:x2="10.956cm" svg:y2="9.965cm">
            <text:p text:style-name="P2"><text:span text:style-name="T6">1k</text:span></text:p>
          </draw:line>
        </draw:g>
        <draw:line draw:style-name="gr11" draw:text-style-name="P9" draw:layer="straps" svg:x1="7.151cm" svg:y1="11.506cm" svg:x2="7.142cm" svg:y2="6.62cm">
          <text:p/>
        </draw:line>
        <draw:line draw:style-name="gr11" draw:text-style-name="P9" draw:layer="straps" svg:x1="7.147cm" svg:y1="12.793cm" svg:x2="7.147cm" svg:y2="11.438cm">
          <text:p/>
        </draw:line>
        <draw:line draw:style-name="gr10" draw:text-style-name="P1" draw:layer="coupures" svg:x1="10.95cm" svg:y1="13.357cm" svg:x2="10.95cm" svg:y2="12.905cm">
          <text:p/>
        </draw:line>
        <draw:line draw:style-name="gr10" draw:text-style-name="P1" draw:layer="coupures" svg:x1="9.932cm" svg:y1="13.349cm" svg:x2="9.932cm" svg:y2="12.913cm">
          <text:p/>
        </draw:line>
        <draw:g>
          <draw:custom-shape draw:style-name="gr7" draw:text-style-name="P1" draw:layer="composants" svg:width="0.25cm" svg:height="0.25cm" draw:transform="rotate (1.5707963267949) translate (11.335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1.415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1.459cm" svg:y1="13.121cm" svg:x2="11.459cm" svg:y2="12.705cm">
            <text:p text:style-name="P2"><text:span text:style-name="T6">10k</text:span></text:p>
          </draw:line>
        </draw:g>
        <draw:g>
          <draw:custom-shape draw:style-name="gr7" draw:text-style-name="P1" draw:layer="composants" svg:width="0.25cm" svg:height="0.25cm" draw:transform="rotate (1.5707963267949) translate (10.312cm 13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0.392cm 13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0.436cm" svg:y1="13.113cm" svg:x2="10.436cm" svg:y2="12.697cm">
            <text:p text:style-name="P2"><text:span text:style-name="T6">10k</text:span></text:p>
          </draw:line>
        </draw:g>
        <draw:line draw:style-name="gr10" draw:text-style-name="P1" draw:layer="coupures" svg:x1="11.106cm" svg:y1="12.361cm" svg:x2="11.106cm" svg:y2="12.164cm">
          <text:p/>
        </draw:line>
        <draw:line draw:style-name="gr13" draw:text-style-name="P9" draw:layer="straps" svg:x1="7.398cm" svg:y1="13.549cm" svg:x2="7.398cm" svg:y2="12.467cm">
          <text:p/>
        </draw:line>
        <draw:line draw:style-name="gr13" draw:text-style-name="P9" draw:layer="straps" svg:x1="11.707cm" svg:y1="11.53cm" svg:x2="11.712cm" svg:y2="10.427cm">
          <text:p/>
        </draw:line>
        <draw:frame draw:style-name="gr14" draw:text-style-name="P7" draw:layer="composants" svg:width="1.048cm" svg:height="0.179cm" svg:x="17.791cm" svg:y="10.385cm">
          <draw:text-box>
            <text:p text:style-name="P6"><text:span text:style-name="T5">GND</text:span></text:p>
          </draw:text-box>
        </draw:frame>
        <draw:frame draw:style-name="gr14" draw:text-style-name="P7" draw:layer="composants" svg:width="1.048cm" svg:height="0.179cm" svg:x="17.791cm" svg:y="10.138cm">
          <draw:text-box>
            <text:p text:style-name="P6"><text:span text:style-name="T5">LED +5V </text:span></text:p>
          </draw:text-box>
        </draw:frame>
        <draw:frame draw:style-name="gr15" draw:text-style-name="P7" draw:layer="composants" svg:width="1.569cm" svg:height="0.245cm" svg:x="17.78cm" svg:y="9.593cm">
          <draw:text-box>
            <text:p text:style-name="P6"><text:span text:style-name="T5">LED Pulse-12 enabled</text:span></text:p>
          </draw:text-box>
        </draw:frame>
        <draw:frame draw:style-name="gr15" draw:text-style-name="P7" draw:layer="composants" svg:width="1.569cm" svg:height="0.245cm" svg:x="17.795cm" svg:y="9.858cm">
          <draw:text-box>
            <text:p text:style-name="P6"><text:span text:style-name="T5">LED Pulse-11 enabled</text:span></text:p>
          </draw:text-box>
        </draw:frame>
        <draw:line draw:style-name="gr10" draw:text-style-name="P1" draw:layer="coupures" svg:x1="10.309cm" svg:y1="10.591cm" svg:x2="10.309cm" svg:y2="10.104cm">
          <text:p/>
        </draw:line>
        <draw:g>
          <draw:custom-shape draw:style-name="gr7" draw:text-style-name="P1" draw:layer="composants" svg:width="0.25cm" svg:height="0.25cm" svg:x="10.575cm" svg:y="10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svg:x="10.907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svg:x="10.655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829cm" svg:y1="10.205cm" svg:x2="10.954cm" svg:y2="10.205cm">
            <text:p text:style-name="P2"><text:span text:style-name="T6">1k</text:span></text:p>
          </draw:line>
        </draw:g>
        <draw:g>
          <draw:custom-shape draw:style-name="gr16" draw:text-style-name="P10" draw:layer="composants" svg:width="0.256cm" svg:height="0.993cm" draw:transform="rotate (-3.14159265358979) translate (9.802cm 9.5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9.713cm 9.4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9.713cm 9.2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8cm" draw:transform="rotate (-3.14159265358979) translate (9.713cm 8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9.713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9" draw:layer="straps" svg:x1="7.384cm" svg:y1="12.017cm" svg:x2="7.384cm" svg:y2="8.393cm">
          <text:p/>
        </draw:line>
        <draw:g>
          <draw:custom-shape draw:style-name="gr7" draw:text-style-name="P1" draw:layer="composants" svg:width="0.254cm" svg:height="0.25cm" svg:x="10.574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1cm" svg:height="0.09cm" svg:x="10.912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2cm" svg:height="0.09cm" svg:x="10.655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832cm" svg:y1="9.695cm" svg:x2="10.959cm" svg:y2="9.695cm">
            <text:p text:style-name="P2"><text:span text:style-name="T6">1k</text:span></text:p>
          </draw:line>
        </draw:g>
        <draw:frame draw:style-name="gr19" draw:text-style-name="P12" draw:layer="straps" svg:width="0.167cm" svg:height="0.212cm" draw:transform="rotate (1.5707963267949) translate (11.481cm 12.988cm)">
          <draw:text-box>
            <text:p text:style-name="P6"><text:span text:style-name="T7">A0</text:span></text:p>
          </draw:text-box>
        </draw:frame>
        <draw:custom-shape draw:style-name="gr20" draw:text-style-name="P13" draw:layer="Tensions" svg:width="2.487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Tensions" svg:width="1.466cm" svg:height="0.18cm" svg:x="6.965cm" svg:y="11.3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Tensions" svg:width="10.186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Tensions" svg:width="10.174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Tensions" svg:width="10.18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5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7.76cm" svg:y1="6.034cm" svg:x2="8.019cm" svg:y2="6.268cm">
            <text:p/>
          </draw:line>
          <draw:custom-shape draw:style-name="gr27" draw:text-style-name="P16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7.249cm" svg:y1="6.035cm" svg:x2="7.508cm" svg:y2="6.269cm">
            <text:p/>
          </draw:line>
        </draw:g>
        <draw:line draw:style-name="gr29" draw:text-style-name="P1" draw:layer="Board" svg:x1="4.964cm" svg:y1="10.081cm" svg:x2="13.503cm" svg:y2="10.081cm">
          <text:p/>
        </draw:line>
        <draw:line draw:style-name="gr10" draw:text-style-name="P1" draw:layer="coupures" svg:x1="10.334cm" svg:y1="9.554cm" svg:x2="10.334cm" svg:y2="9.07cm">
          <text:p/>
        </draw:line>
        <draw:custom-shape draw:style-name="gr30" draw:text-style-name="P1" draw:layer="Board" svg:width="5cm" svg:height="1.28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Board" svg:width="0.427cm" svg:height="0.421cm" svg:x="7.686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7.19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Board" svg:width="5cm" svg:height="1.28cm" svg:x="7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Board" svg:width="0.426cm" svg:height="0.421cm" svg:x="11.24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6cm" svg:height="0.421cm" svg:x="10.74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5cm" svg:height="0.421cm" svg:x="10.23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5cm" svg:height="0.421cm" svg:x="9.73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9.21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8.70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6cm" svg:height="0.421cm" svg:x="8.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7.67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Board" svg:width="10.076cm" svg:height="4.22cm" svg:x="7.05cm" svg:y="7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Board" svg:width="9.541cm" svg:height="3.8cm" svg:x="7.313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composants" svg:width="0.324cm" svg:height="0.179cm" svg:x="7.213cm" svg:y="5.785cm">
          <draw:text-box>
            <text:p text:style-name="P17"><text:span text:style-name="T5">+5V</text:span></text:p>
          </draw:text-box>
        </draw:frame>
        <draw:frame draw:style-name="gr35" draw:text-style-name="P19" draw:layer="composants" svg:width="0.918cm" svg:height="0.158cm" svg:x="7.187cm" svg:y="5.56cm">
          <draw:text-box>
            <text:p text:style-name="P2"><text:span text:style-name="T8">Alimentation</text:span></text:p>
          </draw:text-box>
        </draw:frame>
        <draw:frame draw:style-name="gr34" draw:text-style-name="P18" draw:layer="composants" svg:width="0.324cm" svg:height="0.179cm" svg:x="7.723cm" svg:y="5.785cm">
          <draw:text-box>
            <text:p text:style-name="P17"><text:span text:style-name="T5">GND</text:span></text:p>
          </draw:text-box>
        </draw:frame>
        <draw:g>
          <draw:custom-shape draw:style-name="gr26" draw:text-style-name="P15" draw:layer="composants" svg:width="1.02cm" svg:height="0.83cm" svg:x="10.70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1.29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1.52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1.342cm" svg:y1="14.142cm" svg:x2="11.601cm" svg:y2="13.908cm">
            <text:p/>
          </draw:line>
          <draw:custom-shape draw:style-name="gr36" draw:text-style-name="P16" draw:layer="composants" svg:width="0.348cm" svg:height="0.348cm" svg:x="10.78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0.995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0.831cm" svg:y1="14.141cm" svg:x2="11.09cm" svg:y2="13.907cm">
            <text:p/>
          </draw:line>
        </draw:g>
        <draw:g>
          <draw:custom-shape draw:style-name="gr26" draw:text-style-name="P15" draw:layer="composants" svg:width="1.02cm" svg:height="0.83cm" svg:x="9.68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0.27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0.495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0.317cm" svg:y1="14.142cm" svg:x2="10.576cm" svg:y2="13.908cm">
            <text:p/>
          </draw:line>
          <draw:custom-shape draw:style-name="gr36" draw:text-style-name="P16" draw:layer="composants" svg:width="0.348cm" svg:height="0.348cm" svg:x="9.76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9.97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9.806cm" svg:y1="14.141cm" svg:x2="10.065cm" svg:y2="13.907cm">
            <text:p/>
          </draw:line>
        </draw:g>
        <draw:frame draw:style-name="gr34" draw:text-style-name="P18" draw:layer="composants" svg:width="0.324cm" svg:height="0.179cm" svg:x="10.286cm" svg:y="14.195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frame draw:style-name="gr34" draw:text-style-name="P18" draw:layer="composants" svg:width="0.324cm" svg:height="0.179cm" svg:x="9.786cm" svg:y="14.195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frame draw:style-name="gr34" draw:text-style-name="P18" draw:layer="composants" svg:width="0.324cm" svg:height="0.179cm" svg:x="11.308cm" svg:y="14.195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frame draw:style-name="gr34" draw:text-style-name="P18" draw:layer="composants" svg:width="0.324cm" svg:height="0.179cm" svg:x="10.808cm" svg:y="14.195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line draw:style-name="gr37" draw:text-style-name="P9" draw:layer="straps" svg:x1="7.403cm" svg:y1="6.7cm" svg:x2="7.381cm" svg:y2="6.366cm">
          <text:p/>
        </draw:line>
        <draw:line draw:style-name="gr38" draw:text-style-name="P9" draw:layer="straps" svg:x1="9.93cm" svg:y1="13.862cm" svg:x2="9.936cm" svg:y2="13.478cm">
          <text:p/>
        </draw:line>
        <draw:line draw:style-name="gr38" draw:text-style-name="P9" draw:layer="straps" svg:x1="10.943cm" svg:y1="13.883cm" svg:x2="10.95cm" svg:y2="13.469cm">
          <text:p/>
        </draw:line>
        <draw:line draw:style-name="gr38" draw:text-style-name="P9" draw:layer="straps" svg:x1="11.506cm" svg:y1="13.876cm" svg:x2="11.714cm" svg:y2="13.229cm">
          <text:p/>
        </draw:line>
        <draw:custom-shape draw:style-name="gr39" draw:text-style-name="P14" draw:layer="Tensions" svg:width="10.19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straps" svg:x1="7.397cm" svg:y1="12.539cm" svg:x2="7.386cm" svg:y2="11.94cm">
          <text:p/>
        </draw:line>
        <draw:custom-shape draw:style-name="gr40" draw:text-style-name="P14" draw:layer="Tensions" svg:width="2.49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37" draw:text-style-name="P9" draw:layer="straps" svg:x1="7.904cm" svg:y1="6.948cm" svg:x2="7.889cm" svg:y2="6.35cm">
          <text:p/>
        </draw:line>
        <draw:line draw:style-name="gr13" draw:text-style-name="P9" draw:layer="straps" svg:x1="7.395cm" svg:y1="8.48cm" svg:x2="7.39cm" svg:y2="6.865cm">
          <text:p/>
        </draw:line>
        <draw:custom-shape draw:style-name="gr41" draw:text-style-name="P14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coupures" svg:x1="11.069cm" svg:y1="7.513cm" svg:x2="11.069cm" svg:y2="6.537cm">
          <text:p/>
        </draw:line>
        <draw:line draw:style-name="gr13" draw:text-style-name="P9" draw:layer="straps" svg:x1="11.711cm" svg:y1="8.44cm" svg:x2="11.711cm" svg:y2="7.401cm">
          <text:p/>
        </draw:line>
        <draw:g>
          <draw:path draw:style-name="gr42" draw:text-style-name="P20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3" draw:text-style-name="P21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draw:layer="composants" svg:width="0.507cm" svg:height="0.546cm" svg:x="8.406cm" svg:y="8.12cm">
            <text:p text:style-name="P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5" draw:text-style-name="P24" draw:layer="composants" svg:width="0.315cm" svg:height="0.158cm" svg:x="9.021cm" svg:y="11.382cm">
            <draw:text-box>
              <text:p text:style-name="P23"><text:span text:style-name="T10">GND</text:span></text:p>
            </draw:text-box>
          </draw:frame>
          <draw:frame draw:style-name="gr46" draw:text-style-name="P25" draw:layer="composants" svg:width="0.171cm" svg:height="0.158cm" svg:x="8cm" svg:y="9.347cm">
            <draw:text-box>
              <text:p><text:span text:style-name="T10">A0</text:span></text:p>
            </draw:text-box>
          </draw:frame>
          <draw:frame draw:style-name="gr46" draw:text-style-name="P25" draw:layer="composants" svg:width="0.171cm" svg:height="0.158cm" svg:x="8cm" svg:y="9.865cm">
            <draw:text-box>
              <text:p><text:span text:style-name="T10">A2</text:span></text:p>
            </draw:text-box>
          </draw:frame>
          <draw:frame draw:style-name="gr46" draw:text-style-name="P25" draw:layer="composants" svg:width="0.171cm" svg:height="0.158cm" svg:x="8cm" svg:y="9.611cm">
            <draw:text-box>
              <text:p><text:span text:style-name="T10">A1</text:span></text:p>
            </draw:text-box>
          </draw:frame>
          <draw:frame draw:style-name="gr47" draw:text-style-name="P25" draw:layer="composants" svg:width="0.26cm" svg:height="0.158cm" svg:x="8cm" svg:y="11.899cm">
            <draw:text-box>
              <text:p><text:span text:style-name="T10">GND</text:span></text:p>
            </draw:text-box>
          </draw:frame>
          <draw:frame draw:style-name="gr46" draw:text-style-name="P25" draw:layer="composants" svg:width="0.171cm" svg:height="0.158cm" svg:x="8cm" svg:y="10.116cm">
            <draw:text-box>
              <text:p><text:span text:style-name="T10">A3</text:span></text:p>
            </draw:text-box>
          </draw:frame>
          <draw:frame draw:style-name="gr45" draw:text-style-name="P24" draw:layer="composants" svg:width="0.315cm" svg:height="0.158cm" svg:x="9.021cm" svg:y="12.139cm">
            <draw:text-box>
              <text:p text:style-name="P23"><text:span text:style-name="T10">TX1</text:span></text:p>
            </draw:text-box>
          </draw:frame>
          <draw:frame draw:style-name="gr45" draw:text-style-name="P24" draw:layer="composants" svg:width="0.315cm" svg:height="0.158cm" svg:x="9.021cm" svg:y="11.892cm">
            <draw:text-box>
              <text:p text:style-name="P23"><text:span text:style-name="T10">RX0</text:span></text:p>
            </draw:text-box>
          </draw:frame>
          <draw:frame draw:style-name="gr45" draw:text-style-name="P24" draw:layer="composants" svg:width="0.315cm" svg:height="0.158cm" svg:x="9.021cm" svg:y="11.643cm">
            <draw:text-box>
              <text:p text:style-name="P23"><text:span text:style-name="T10">RST</text:span></text:p>
            </draw:text-box>
          </draw:frame>
          <draw:frame draw:style-name="gr48" draw:text-style-name="P24" draw:layer="composants" svg:width="0.185cm" svg:height="0.158cm" svg:x="9.151cm" svg:y="11.135cm">
            <draw:text-box>
              <text:p text:style-name="P23"><text:span text:style-name="T10">D2</text:span></text:p>
            </draw:text-box>
          </draw:frame>
          <draw:frame draw:style-name="gr48" draw:text-style-name="P24" draw:layer="composants" svg:width="0.185cm" svg:height="0.158cm" svg:x="9.151cm" svg:y="10.887cm">
            <draw:text-box>
              <text:p text:style-name="P23"><text:span text:style-name="T10">D3</text:span></text:p>
            </draw:text-box>
          </draw:frame>
          <draw:frame draw:style-name="gr48" draw:text-style-name="P24" draw:layer="composants" svg:width="0.185cm" svg:height="0.158cm" svg:x="9.151cm" svg:y="10.63cm">
            <draw:text-box>
              <text:p text:style-name="P23"><text:span text:style-name="T10">D4</text:span></text:p>
            </draw:text-box>
          </draw:frame>
          <draw:frame draw:style-name="gr48" draw:text-style-name="P24" draw:layer="composants" svg:width="0.185cm" svg:height="0.158cm" svg:x="9.151cm" svg:y="10.376cm">
            <draw:text-box>
              <text:p text:style-name="P23"><text:span text:style-name="T10">D5</text:span></text:p>
            </draw:text-box>
          </draw:frame>
          <draw:frame draw:style-name="gr48" draw:text-style-name="P24" draw:layer="composants" svg:width="0.185cm" svg:height="0.158cm" svg:x="9.151cm" svg:y="10.128cm">
            <draw:text-box>
              <text:p text:style-name="P23"><text:span text:style-name="T10">D6</text:span></text:p>
            </draw:text-box>
          </draw:frame>
          <draw:frame draw:style-name="gr48" draw:text-style-name="P24" draw:layer="composants" svg:width="0.185cm" svg:height="0.158cm" svg:x="9.151cm" svg:y="9.867cm">
            <draw:text-box>
              <text:p text:style-name="P23"><text:span text:style-name="T10">D7</text:span></text:p>
            </draw:text-box>
          </draw:frame>
          <draw:frame draw:style-name="gr48" draw:text-style-name="P24" draw:layer="composants" svg:width="0.185cm" svg:height="0.158cm" svg:x="9.151cm" svg:y="9.616cm">
            <draw:text-box>
              <text:p text:style-name="P23"><text:span text:style-name="T10">D8</text:span></text:p>
            </draw:text-box>
          </draw:frame>
          <draw:frame draw:style-name="gr48" draw:text-style-name="P24" draw:layer="composants" svg:width="0.185cm" svg:height="0.158cm" svg:x="9.151cm" svg:y="9.358cm">
            <draw:text-box>
              <text:p text:style-name="P23"><text:span text:style-name="T10">D9</text:span></text:p>
            </draw:text-box>
          </draw:frame>
          <draw:frame draw:style-name="gr49" draw:text-style-name="P24" draw:layer="composants" svg:width="0.197cm" svg:height="0.158cm" svg:x="9.139cm" svg:y="9.103cm">
            <draw:text-box>
              <text:p text:style-name="P23"><text:span text:style-name="T10">D10</text:span></text:p>
            </draw:text-box>
          </draw:frame>
          <draw:frame draw:style-name="gr49" draw:text-style-name="P24" draw:layer="composants" svg:width="0.197cm" svg:height="0.158cm" svg:x="9.139cm" svg:y="8.845cm">
            <draw:text-box>
              <text:p text:style-name="P23"><text:span text:style-name="T10">D11</text:span></text:p>
            </draw:text-box>
          </draw:frame>
          <draw:frame draw:style-name="gr49" draw:text-style-name="P24" draw:layer="composants" svg:width="0.197cm" svg:height="0.158cm" svg:x="9.139cm" svg:y="8.591cm">
            <draw:text-box>
              <text:p text:style-name="P23"><text:span text:style-name="T10">D12</text:span></text:p>
            </draw:text-box>
          </draw:frame>
          <draw:frame draw:style-name="gr50" draw:text-style-name="P25" draw:layer="composants" svg:width="0.207cm" svg:height="0.158cm" svg:x="8cm" svg:y="12.138cm">
            <draw:text-box>
              <text:p><text:span text:style-name="T10">VIN</text:span></text:p>
            </draw:text-box>
          </draw:frame>
          <draw:frame draw:style-name="gr51" draw:text-style-name="P25" draw:layer="composants" svg:width="0.223cm" svg:height="0.158cm" svg:x="8cm" svg:y="11.635cm">
            <draw:text-box>
              <text:p><text:span text:style-name="T10">RST</text:span></text:p>
            </draw:text-box>
          </draw:frame>
          <draw:frame draw:style-name="gr52" draw:text-style-name="P25" draw:layer="composants" svg:width="0.179cm" svg:height="0.158cm" svg:x="8cm" svg:y="11.393cm">
            <draw:text-box>
              <text:p><text:span text:style-name="T10">5V</text:span></text:p>
            </draw:text-box>
          </draw:frame>
          <draw:frame draw:style-name="gr53" draw:text-style-name="P25" draw:layer="composants" svg:width="0.174cm" svg:height="0.158cm" svg:x="8cm" svg:y="11.138cm">
            <draw:text-box>
              <text:p><text:span text:style-name="T10">A7</text:span></text:p>
            </draw:text-box>
          </draw:frame>
          <draw:frame draw:style-name="gr53" draw:text-style-name="P25" draw:layer="composants" svg:width="0.174cm" svg:height="0.158cm" svg:x="8cm" svg:y="10.887cm">
            <draw:text-box>
              <text:p><text:span text:style-name="T10">A6</text:span></text:p>
            </draw:text-box>
          </draw:frame>
          <draw:frame draw:style-name="gr53" draw:text-style-name="P25" draw:layer="composants" svg:width="0.174cm" svg:height="0.158cm" svg:x="8cm" svg:y="10.635cm">
            <draw:text-box>
              <text:p><text:span text:style-name="T10">A5</text:span></text:p>
            </draw:text-box>
          </draw:frame>
          <draw:frame draw:style-name="gr53" draw:text-style-name="P25" draw:layer="composants" svg:width="0.174cm" svg:height="0.158cm" svg:x="8cm" svg:y="10.377cm">
            <draw:text-box>
              <text:p><text:span text:style-name="T10">A4</text:span></text:p>
            </draw:text-box>
          </draw:frame>
          <draw:frame draw:style-name="gr54" draw:text-style-name="P25" draw:layer="composants" svg:width="0.184cm" svg:height="0.158cm" svg:x="8cm" svg:y="9.108cm">
            <draw:text-box>
              <text:p><text:span text:style-name="T10">REF</text:span></text:p>
            </draw:text-box>
          </draw:frame>
          <draw:frame draw:style-name="gr54" draw:text-style-name="P25" draw:layer="composants" svg:width="0.184cm" svg:height="0.158cm" svg:x="8cm" svg:y="8.851cm">
            <draw:text-box>
              <text:p><text:span text:style-name="T10">3V3</text:span></text:p>
            </draw:text-box>
          </draw:frame>
          <draw:frame draw:style-name="gr55" draw:text-style-name="P25" draw:layer="composants" svg:width="0.197cm" svg:height="0.158cm" svg:x="8cm" svg:y="8.584cm">
            <draw:text-box>
              <text:p><text:span text:style-name="T10">D13</text:span></text:p>
            </draw:text-box>
          </draw:frame>
          <draw:custom-shape draw:style-name="gr56" draw:text-style-name="P26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28" draw:layer="composants" svg:width="0.844cm" svg:height="0.179cm" draw:transform="rotate (-1.5707963267949) translate (8.738cm 9.957cm)">
            <draw:text-box>
              <text:p text:style-name="P23"><text:span text:style-name="T11">Arduino Nano</text:span></text:p>
            </draw:text-box>
          </draw:frame>
        </draw:g>
        <draw:g>
          <draw:custom-shape draw:style-name="gr26" draw:text-style-name="P15" draw:layer="composants" svg:width="1.02cm" svg:height="0.83cm" svg:x="8.65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9.24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9.47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9.292cm" svg:y1="14.142cm" svg:x2="9.551cm" svg:y2="13.908cm">
            <text:p/>
          </draw:line>
          <draw:custom-shape draw:style-name="gr36" draw:text-style-name="P16" draw:layer="composants" svg:width="0.348cm" svg:height="0.348cm" svg:x="8.73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8.945cm 14.0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8.781cm" svg:y1="14.141cm" svg:x2="9.04cm" svg:y2="13.907cm">
            <text:p/>
          </draw:line>
        </draw:g>
        <draw:g>
          <draw:custom-shape draw:style-name="gr26" draw:text-style-name="P15" draw:layer="composants" svg:width="1.02cm" svg:height="0.83cm" svg:x="7.63cm" svg:y="13.56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8.22cm" svg:y="13.84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8.445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8.267cm" svg:y1="14.136cm" svg:x2="8.526cm" svg:y2="13.902cm">
            <text:p/>
          </draw:line>
          <draw:custom-shape draw:style-name="gr36" draw:text-style-name="P16" draw:layer="composants" svg:width="0.348cm" svg:height="0.348cm" svg:x="7.71cm" svg:y="13.84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7.92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7.756cm" svg:y1="14.135cm" svg:x2="8.015cm" svg:y2="13.901cm">
            <text:p/>
          </draw:line>
        </draw:g>
        <draw:frame draw:style-name="gr59" draw:text-style-name="P19" draw:layer="composants" svg:width="0.548cm" svg:height="0.158cm" svg:x="9.95cm" svg:y="14.449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1</text:span><text:span text:style-name="T8">2</text:span></text:p>
          </draw:text-box>
        </draw:frame>
        <draw:frame draw:style-name="gr59" draw:text-style-name="P19" draw:layer="composants" svg:width="0.548cm" svg:height="0.158cm" svg:x="8.891cm" svg:y="14.449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1</text:span><text:span text:style-name="T8">3</text:span></text:p>
          </draw:text-box>
        </draw:frame>
        <draw:frame draw:style-name="gr59" draw:text-style-name="P19" draw:layer="composants" svg:width="0.548cm" svg:height="0.158cm" svg:x="7.919cm" svg:y="14.443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1</text:span><text:span text:style-name="T8">4</text:span></text:p>
          </draw:text-box>
        </draw:frame>
        <draw:frame draw:style-name="gr34" draw:text-style-name="P18" draw:layer="composants" svg:width="0.324cm" svg:height="0.179cm" svg:x="7.723cm" svg:y="14.208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frame draw:style-name="gr34" draw:text-style-name="P18" draw:layer="composants" svg:width="0.324cm" svg:height="0.179cm" svg:x="8.748cm" svg:y="14.203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frame draw:style-name="gr34" draw:text-style-name="P18" draw:layer="composants" svg:width="0.324cm" svg:height="0.179cm" svg:x="8.213cm" svg:y="14.212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frame draw:style-name="gr34" draw:text-style-name="P18" draw:layer="composants" svg:width="0.324cm" svg:height="0.179cm" svg:x="9.282cm" svg:y="14.209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line draw:style-name="gr38" draw:text-style-name="P9" draw:layer="straps" svg:x1="8.908cm" svg:y1="13.855cm" svg:x2="8.914cm" svg:y2="13.471cm">
          <text:p/>
        </draw:line>
        <draw:line draw:style-name="gr38" draw:text-style-name="P9" draw:layer="straps" svg:x1="7.89cm" svg:y1="13.862cm" svg:x2="7.896cm" svg:y2="13.478cm">
          <text:p/>
        </draw:line>
        <draw:line draw:style-name="gr10" draw:text-style-name="P1" draw:layer="coupures" svg:x1="9.181cm" svg:y1="14.125cm" svg:x2="9.181cm" svg:y2="13.9cm">
          <text:p/>
        </draw:line>
        <draw:line draw:style-name="gr10" draw:text-style-name="P1" draw:layer="coupures" svg:x1="8.657cm" svg:y1="14.125cm" svg:x2="8.657cm" svg:y2="13.9cm">
          <text:p/>
        </draw:line>
        <draw:line draw:style-name="gr10" draw:text-style-name="P1" draw:layer="coupures" svg:x1="8.147cm" svg:y1="14.125cm" svg:x2="8.147cm" svg:y2="13.9cm">
          <text:p/>
        </draw:line>
        <draw:g>
          <draw:custom-shape draw:style-name="gr7" draw:text-style-name="P1" draw:layer="composants" svg:width="0.25cm" svg:height="0.25cm" draw:transform="rotate (1.5707963267949) translate (9.047cm 13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9.127cm 13.0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9.127cm 13.2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9.171cm" svg:y1="13.114cm" svg:x2="9.171cm" svg:y2="12.989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8.027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8.107cm 13.0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8.107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8.151cm" svg:y1="13.121cm" svg:x2="8.151cm" svg:y2="12.996cm">
            <text:p text:style-name="P2"><text:span text:style-name="T6">1k</text:span></text:p>
          </draw:line>
        </draw:g>
        <draw:line draw:style-name="gr10" draw:text-style-name="P1" draw:layer="coupures" svg:x1="8.913cm" svg:y1="13.352cm" svg:x2="8.913cm" svg:y2="12.916cm">
          <text:p/>
        </draw:line>
        <draw:line draw:style-name="gr10" draw:text-style-name="P1" draw:layer="coupures" svg:x1="7.9cm" svg:y1="13.352cm" svg:x2="7.9cm" svg:y2="12.916cm">
          <text:p/>
        </draw:line>
        <draw:line draw:style-name="gr38" draw:text-style-name="P9" draw:layer="straps" svg:x1="10.489cm" svg:y1="13.868cm" svg:x2="10.708cm" svg:y2="13.229cm">
          <text:p/>
        </draw:line>
        <draw:line draw:style-name="gr38" draw:text-style-name="P9" draw:layer="straps" svg:x1="9.472cm" svg:y1="13.891cm" svg:x2="9.691cm" svg:y2="13.218cm">
          <text:p/>
        </draw:line>
        <draw:line draw:style-name="gr38" draw:text-style-name="P9" draw:layer="straps" svg:x1="8.463cm" svg:y1="13.864cm" svg:x2="8.682cm" svg:y2="13.225cm">
          <text:p/>
        </draw:line>
        <draw:g>
          <draw:custom-shape draw:style-name="gr7" draw:text-style-name="P1" draw:layer="composants" svg:width="0.25cm" svg:height="0.25cm" draw:transform="rotate (1.5707963267949) translate (9.303cm 13.3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9.383cm 13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9.427cm" svg:y1="13.117cm" svg:x2="9.427cm" svg:y2="12.701cm">
            <text:p text:style-name="P2"><text:span text:style-name="T6">10k</text:span></text:p>
          </draw:line>
        </draw:g>
        <draw:g>
          <draw:custom-shape draw:style-name="gr7" draw:text-style-name="P1" draw:layer="composants" svg:width="0.25cm" svg:height="0.25cm" draw:transform="rotate (1.5707963267949) translate (8.28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8.36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8.404cm" svg:y1="13.119cm" svg:x2="8.404cm" svg:y2="12.703cm">
            <text:p text:style-name="P2"><text:span text:style-name="T6">10k</text:span></text:p>
          </draw:line>
        </draw:g>
        <draw:line draw:style-name="gr60" draw:text-style-name="P9" draw:layer="straps" svg:x1="11.708cm" svg:y1="13.039cm" svg:x2="11.712cm" svg:y2="12.757cm">
          <text:p/>
        </draw:line>
        <draw:frame draw:style-name="gr19" draw:text-style-name="P12" draw:layer="straps" svg:width="0.167cm" svg:height="0.212cm" draw:transform="rotate (1.5707963267949) translate (10.466cm 12.987cm)">
          <draw:text-box>
            <text:p text:style-name="P6"><text:span text:style-name="T7">A1</text:span></text:p>
          </draw:text-box>
        </draw:frame>
        <draw:line draw:style-name="gr60" draw:text-style-name="P9" draw:layer="straps" svg:x1="10.693cm" svg:y1="13.038cm" svg:x2="10.697cm" svg:y2="12.756cm">
          <text:p/>
        </draw:line>
        <draw:frame draw:style-name="gr19" draw:text-style-name="P12" draw:layer="straps" svg:width="0.167cm" svg:height="0.212cm" draw:transform="rotate (1.5707963267949) translate (9.452cm 12.988cm)">
          <draw:text-box>
            <text:p text:style-name="P6"><text:span text:style-name="T7">A2</text:span></text:p>
          </draw:text-box>
        </draw:frame>
        <draw:line draw:style-name="gr60" draw:text-style-name="P9" draw:layer="straps" svg:x1="9.679cm" svg:y1="13.039cm" svg:x2="9.683cm" svg:y2="12.757cm">
          <text:p/>
        </draw:line>
        <draw:frame draw:style-name="gr19" draw:text-style-name="P12" draw:layer="straps" svg:width="0.167cm" svg:height="0.212cm" draw:transform="rotate (1.5707963267949) translate (8.443cm 12.999cm)">
          <draw:text-box>
            <text:p text:style-name="P6"><text:span text:style-name="T7">A3</text:span></text:p>
          </draw:text-box>
        </draw:frame>
        <draw:line draw:style-name="gr60" draw:text-style-name="P9" draw:layer="straps" svg:x1="8.67cm" svg:y1="13.05cm" svg:x2="8.674cm" svg:y2="12.768cm">
          <text:p/>
        </draw:line>
        <draw:line draw:style-name="gr61" draw:text-style-name="P9" draw:layer="straps" svg:x1="9.675cm" svg:y1="12.28cm" svg:x2="9.678cm" svg:y2="10.173cm">
          <text:p/>
        </draw:line>
        <draw:line draw:style-name="gr61" draw:text-style-name="P9" draw:layer="straps" svg:x1="10.192cm" svg:y1="12.286cm" svg:x2="9.93cm" svg:y2="10.428cm">
          <text:p/>
        </draw:line>
        <draw:line draw:style-name="gr61" draw:text-style-name="P9" draw:layer="straps" svg:x1="10.712cm" svg:y1="12.282cm" svg:x2="10.183cm" svg:y2="10.685cm">
          <text:p/>
        </draw:line>
        <draw:line draw:style-name="gr61" draw:text-style-name="P9" draw:layer="straps" svg:x1="11.206cm" svg:y1="12.273cm" svg:x2="10.429cm" svg:y2="10.946cm">
          <text:p/>
        </draw:line>
        <draw:line draw:style-name="gr10" draw:text-style-name="P1" draw:layer="coupures" svg:x1="10.582cm" svg:y1="12.34cm" svg:x2="10.582cm" svg:y2="12.143cm">
          <text:p/>
        </draw:line>
        <draw:line draw:style-name="gr10" draw:text-style-name="P1" draw:layer="coupures" svg:x1="10.065cm" svg:y1="12.341cm" svg:x2="10.065cm" svg:y2="12.144cm">
          <text:p/>
        </draw:line>
        <draw:line draw:style-name="gr10" draw:text-style-name="P1" draw:layer="coupures" svg:x1="9.563cm" svg:y1="12.332cm" svg:x2="9.563cm" svg:y2="12.135cm">
          <text:p/>
        </draw:line>
        <draw:g>
          <draw:custom-shape draw:style-name="gr17" draw:text-style-name="P11" draw:layer="composants" svg:width="0.077cm" svg:height="0.078cm" draw:transform="rotate (-3.14159265358979) translate (11.496cm 1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1.496cm 10.2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8cm" draw:transform="rotate (-3.14159265358979) translate (11.496cm 9.9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1.496cm 9.7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0" draw:layer="composants" svg:width="0.256cm" svg:height="1.508cm" draw:transform="rotate (-3.14159265358979) translate (11.585cm 10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1.496cm 9.4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1.496cm 9.2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7" draw:layer="composants" svg:width="1.569cm" svg:height="0.245cm" svg:x="17.781cm" svg:y="9.084cm">
          <draw:text-box>
            <text:p text:style-name="P6"><text:span text:style-name="T5">LED Pulse-14 enabled</text:span></text:p>
          </draw:text-box>
        </draw:frame>
        <draw:frame draw:style-name="gr15" draw:text-style-name="P7" draw:layer="composants" svg:width="1.569cm" svg:height="0.245cm" svg:x="17.782cm" svg:y="9.333cm">
          <draw:text-box>
            <text:p text:style-name="P6"><text:span text:style-name="T5">LED Pulse-13 enabled</text:span></text:p>
          </draw:text-box>
        </draw:frame>
        <draw:line draw:style-name="gr11" draw:text-style-name="P9" draw:layer="straps" svg:x1="10.443cm" svg:y1="10.252cm" svg:x2="8.39cm" svg:y2="6.621cm">
          <text:p/>
        </draw:line>
        <draw:line draw:style-name="gr60" draw:text-style-name="P9" draw:layer="straps" svg:x1="10.462cm" svg:y1="9.483cm" svg:x2="10.211cm" svg:y2="9.239cm">
          <text:p/>
        </draw:line>
        <draw:frame draw:style-name="gr19" draw:text-style-name="P12" draw:layer="straps" svg:width="0.167cm" svg:height="0.212cm" svg:x="10.027cm" svg:y="9.147cm">
          <draw:text-box>
            <text:p text:style-name="P6"><text:span text:style-name="T7">A4</text:span></text:p>
          </draw:text-box>
        </draw:frame>
        <draw:line draw:style-name="gr60" draw:text-style-name="P9" draw:layer="straps" svg:x1="10.465cm" svg:y1="9.226cm" svg:x2="10.237cm" svg:y2="8.972cm">
          <text:p/>
        </draw:line>
        <draw:frame draw:style-name="gr19" draw:text-style-name="P12" draw:layer="straps" svg:width="0.167cm" svg:height="0.212cm" svg:x="10.053cm" svg:y="8.88cm">
          <draw:text-box>
            <text:p text:style-name="P6"><text:span text:style-name="T7">A5</text:span></text:p>
          </draw:text-box>
        </draw:frame>
        <draw:custom-shape draw:style-name="gr30" draw:text-style-name="P1" draw:layer="Board" svg:width="5cm" svg:height="1.28cm" svg:x="12.2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Board" svg:width="5cm" svg:height="1.28cm" svg:x="12.2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Board" svg:width="10.2cm" svg:height="8.64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Board" svg:width="0.426cm" svg:height="0.421cm" svg:x="16.57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6cm" svg:height="0.421cm" svg:x="16.06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5cm" svg:height="0.421cm" svg:x="15.56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5cm" svg:height="0.421cm" svg:x="15.05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14.538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14.02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6cm" svg:height="0.421cm" svg:x="13.52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Board" svg:width="0.427cm" svg:height="0.421cm" svg:x="12.99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" draw:layer="Board" svg:x1="12.098cm" svg:y1="7.058cm" svg:x2="12.098cm" svg:y2="5.755cm">
          <text:p/>
        </draw:line>
        <draw:line draw:style-name="gr65" draw:text-style-name="P1" draw:layer="Board" svg:x1="11.82cm" svg:y1="7.051cm" svg:x2="12.396cm" svg:y2="7.051cm">
          <text:p/>
        </draw:line>
        <draw:line draw:style-name="gr64" draw:text-style-name="P1" draw:layer="Board" svg:x1="12.098cm" svg:y1="13.113cm" svg:x2="12.098cm" svg:y2="14.416cm">
          <text:p/>
        </draw:line>
        <draw:line draw:style-name="gr65" draw:text-style-name="P1" draw:layer="Board" svg:x1="11.82cm" svg:y1="13.12cm" svg:x2="12.396cm" svg:y2="13.12cm">
          <text:p/>
        </draw:line>
        <draw:g>
          <draw:custom-shape draw:style-name="gr26" draw:text-style-name="P15" draw:layer="composants" svg:width="1.02cm" svg:height="0.83cm" svg:x="16.03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6.62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6.846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6.668cm" svg:y1="14.128cm" svg:x2="16.927cm" svg:y2="13.894cm">
            <text:p/>
          </draw:line>
          <draw:custom-shape draw:style-name="gr36" draw:text-style-name="P16" draw:layer="composants" svg:width="0.348cm" svg:height="0.348cm" svg:x="16.11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6.321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6.157cm" svg:y1="14.127cm" svg:x2="16.416cm" svg:y2="13.893cm">
            <text:p/>
          </draw:line>
        </draw:g>
        <draw:g>
          <draw:custom-shape draw:style-name="gr26" draw:text-style-name="P15" draw:layer="composants" svg:width="1.02cm" svg:height="0.83cm" svg:x="15.006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5.596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5.821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5.643cm" svg:y1="14.128cm" svg:x2="15.902cm" svg:y2="13.894cm">
            <text:p/>
          </draw:line>
          <draw:custom-shape draw:style-name="gr36" draw:text-style-name="P16" draw:layer="composants" svg:width="0.348cm" svg:height="0.348cm" svg:x="15.086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5.296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5.132cm" svg:y1="14.127cm" svg:x2="15.391cm" svg:y2="13.893cm">
            <text:p/>
          </draw:line>
        </draw:g>
        <draw:frame draw:style-name="gr59" draw:text-style-name="P19" draw:layer="composants" svg:width="0.548cm" svg:height="0.158cm" svg:x="16.291cm" svg:y="14.435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2</text:span><text:span text:style-name="T8">1</text:span></text:p>
          </draw:text-box>
        </draw:frame>
        <draw:frame draw:style-name="gr34" draw:text-style-name="P18" draw:layer="composants" svg:width="0.324cm" svg:height="0.179cm" svg:x="15.612cm" svg:y="14.181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frame draw:style-name="gr34" draw:text-style-name="P18" draw:layer="composants" svg:width="0.324cm" svg:height="0.179cm" svg:x="15.112cm" svg:y="14.181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frame draw:style-name="gr34" draw:text-style-name="P18" draw:layer="composants" svg:width="0.324cm" svg:height="0.179cm" svg:x="16.634cm" svg:y="14.181cm">
          <draw:text-box>
            <text:p text:style-name="P17"><text:span text:style-name="T5">S</text:span><text:span text:style-name="T5">0</text:span><text:span text:style-name="T5">+</text:span></text:p>
          </draw:text-box>
        </draw:frame>
        <draw:frame draw:style-name="gr34" draw:text-style-name="P18" draw:layer="composants" svg:width="0.324cm" svg:height="0.179cm" svg:x="16.134cm" svg:y="14.181cm">
          <draw:text-box>
            <text:p text:style-name="P17"><text:span text:style-name="T5">S</text:span><text:span text:style-name="T5">0</text:span><text:span text:style-name="T5">-</text:span></text:p>
          </draw:text-box>
        </draw:frame>
        <draw:g>
          <draw:custom-shape draw:style-name="gr26" draw:text-style-name="P15" draw:layer="composants" svg:width="1.02cm" svg:height="0.83cm" svg:x="13.98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4.57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4.796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4.618cm" svg:y1="14.128cm" svg:x2="14.877cm" svg:y2="13.894cm">
            <text:p/>
          </draw:line>
          <draw:custom-shape draw:style-name="gr36" draw:text-style-name="P16" draw:layer="composants" svg:width="0.348cm" svg:height="0.348cm" svg:x="14.06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4.271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4.107cm" svg:y1="14.127cm" svg:x2="14.366cm" svg:y2="13.893cm">
            <text:p/>
          </draw:line>
        </draw:g>
        <draw:g>
          <draw:custom-shape draw:style-name="gr26" draw:text-style-name="P15" draw:layer="composants" svg:width="1.02cm" svg:height="0.83cm" svg:x="12.956cm" svg:y="13.54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6" draw:text-style-name="P16" draw:layer="composants" svg:width="0.348cm" svg:height="0.348cm" svg:x="13.546cm" svg:y="13.83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3.771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3.593cm" svg:y1="14.122cm" svg:x2="13.852cm" svg:y2="13.888cm">
            <text:p/>
          </draw:line>
          <draw:custom-shape draw:style-name="gr36" draw:text-style-name="P16" draw:layer="composants" svg:width="0.348cm" svg:height="0.348cm" svg:x="13.036cm" svg:y="13.83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8cm" svg:height="0.079cm" draw:transform="rotate (-3.14159265358979) translate (13.246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composants" svg:x1="13.082cm" svg:y1="14.121cm" svg:x2="13.341cm" svg:y2="13.887cm">
            <text:p/>
          </draw:line>
        </draw:g>
        <draw:frame draw:style-name="gr59" draw:text-style-name="P19" draw:layer="composants" svg:width="0.548cm" svg:height="0.158cm" svg:x="15.276cm" svg:y="14.435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2</text:span><text:span text:style-name="T8">2</text:span></text:p>
          </draw:text-box>
        </draw:frame>
        <draw:frame draw:style-name="gr59" draw:text-style-name="P19" draw:layer="composants" svg:width="0.548cm" svg:height="0.158cm" svg:x="14.217cm" svg:y="14.435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2</text:span><text:span text:style-name="T8">3</text:span></text:p>
          </draw:text-box>
        </draw:frame>
        <draw:frame draw:style-name="gr59" draw:text-style-name="P19" draw:layer="composants" svg:width="0.548cm" svg:height="0.158cm" svg:x="13.245cm" svg:y="14.429cm">
          <draw:text-box>
            <text:p text:style-name="P2"><text:span text:style-name="T8">P</text:span><text:span text:style-name="T8">u</text:span><text:span text:style-name="T8">l</text:span><text:span text:style-name="T8">s</text:span><text:span text:style-name="T8">e</text:span><text:span text:style-name="T8">-</text:span><text:span text:style-name="T8">2</text:span><text:span text:style-name="T8">4</text:span></text:p>
          </draw:text-box>
        </draw:frame>
        <draw:frame draw:style-name="gr34" draw:text-style-name="P18" draw:layer="composants" svg:width="0.324cm" svg:height="0.179cm" svg:x="13.049cm" svg:y="14.194cm">
          <draw:text-box>
            <text:p text:style-name="P17"><text:span text:style-name="T5">S0-</text:span></text:p>
          </draw:text-box>
        </draw:frame>
        <draw:frame draw:style-name="gr34" draw:text-style-name="P18" draw:layer="composants" svg:width="0.324cm" svg:height="0.179cm" svg:x="14.074cm" svg:y="14.189cm">
          <draw:text-box>
            <text:p text:style-name="P17"><text:span text:style-name="T5">S0-</text:span></text:p>
          </draw:text-box>
        </draw:frame>
        <draw:frame draw:style-name="gr34" draw:text-style-name="P18" draw:layer="composants" svg:width="0.324cm" svg:height="0.179cm" svg:x="13.539cm" svg:y="14.198cm">
          <draw:text-box>
            <text:p text:style-name="P17"><text:span text:style-name="T5">S0+</text:span></text:p>
          </draw:text-box>
        </draw:frame>
        <draw:frame draw:style-name="gr34" draw:text-style-name="P18" draw:layer="composants" svg:width="0.324cm" svg:height="0.179cm" svg:x="14.608cm" svg:y="14.195cm">
          <draw:text-box>
            <text:p text:style-name="P17"><text:span text:style-name="T5">S0+</text:span></text:p>
          </draw:text-box>
        </draw:frame>
        <draw:g>
          <draw:custom-shape draw:style-name="gr7" draw:text-style-name="P1" draw:layer="composants" svg:width="0.25cm" svg:height="0.25cm" draw:transform="rotate (1.5707963267949) translate (15.413cm 13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5.493cm 13.0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5.493cm 13.2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5.537cm" svg:y1="13.124cm" svg:x2="15.537cm" svg:y2="12.999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16.427cm 13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6.507cm 13.0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6.507cm 13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6.551cm" svg:y1="13.131cm" svg:x2="16.551cm" svg:y2="13.006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16.679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6.759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6.803cm" svg:y1="13.129cm" svg:x2="16.803cm" svg:y2="12.713cm">
            <text:p text:style-name="P2"><text:span text:style-name="T6">10k</text:span></text:p>
          </draw:line>
        </draw:g>
        <draw:g>
          <draw:custom-shape draw:style-name="gr7" draw:text-style-name="P1" draw:layer="composants" svg:width="0.25cm" svg:height="0.25cm" draw:transform="rotate (1.5707963267949) translate (15.656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5.736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5.78cm" svg:y1="13.121cm" svg:x2="15.78cm" svg:y2="12.705cm">
            <text:p text:style-name="P2"><text:span text:style-name="T6">10k</text:span></text:p>
          </draw:line>
        </draw:g>
        <draw:g>
          <draw:custom-shape draw:style-name="gr7" draw:text-style-name="P1" draw:layer="composants" svg:width="0.25cm" svg:height="0.25cm" draw:transform="rotate (1.5707963267949) translate (14.391cm 13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4.471cm 13.0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4.471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4.515cm" svg:y1="13.122cm" svg:x2="14.515cm" svg:y2="12.997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13.371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3.451cm 13.0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3.451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3.495cm" svg:y1="13.129cm" svg:x2="13.495cm" svg:y2="13.004cm">
            <text:p text:style-name="P2"><text:span text:style-name="T6">1k</text:span></text:p>
          </draw:line>
        </draw:g>
        <draw:g>
          <draw:custom-shape draw:style-name="gr7" draw:text-style-name="P1" draw:layer="composants" svg:width="0.25cm" svg:height="0.25cm" draw:transform="rotate (1.5707963267949) translate (14.647cm 13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4.727cm 13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4.771cm" svg:y1="13.125cm" svg:x2="14.771cm" svg:y2="12.709cm">
            <text:p text:style-name="P2"><text:span text:style-name="T6">10k</text:span></text:p>
          </draw:line>
        </draw:g>
        <draw:g>
          <draw:custom-shape draw:style-name="gr7" draw:text-style-name="P1" draw:layer="composants" svg:width="0.25cm" svg:height="0.25cm" draw:transform="rotate (1.5707963267949) translate (13.624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cm" svg:height="0.09cm" draw:transform="rotate (1.5707963267949) translate (13.704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8" draw:layer="composants" svg:x1="13.748cm" svg:y1="13.127cm" svg:x2="13.748cm" svg:y2="12.711cm">
            <text:p text:style-name="P2"><text:span text:style-name="T6">10k</text:span></text:p>
          </draw:line>
        </draw:g>
        <draw:g>
          <draw:custom-shape draw:style-name="gr66" draw:text-style-name="P10" draw:layer="composants" svg:width="0.256cm" svg:height="0.487cm" draw:transform="rotate (-3.14159265358979) translate (11.586cm 12.6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1.501cm 12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1.494cm 12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1.075cm 12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0.99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0.983cm 12.2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0.569cm 1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0.484cm 12.5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0.477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0.052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9.967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9.96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6.924cm 12.6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6.839cm 1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6.832cm 12.2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6.413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6.328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6.321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5.907cm 12.6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5.822cm 1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5.815cm 12.2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10" draw:layer="composants" svg:width="0.256cm" svg:height="0.487cm" draw:transform="rotate (-3.14159265358979) translate (15.39cm 12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5.305cm 12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5.298cm 12.2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0" draw:layer="composants" svg:width="0.256cm" svg:height="0.993cm" draw:transform="rotate (-3.14159265358979) translate (15.127cm 9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5.038cm 9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5.038cm 9.2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8cm" draw:transform="rotate (-3.14159265358979) translate (15.038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5.038cm 8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10" draw:layer="composants" svg:width="0.256cm" svg:height="0.746cm" draw:transform="rotate (-3.14159265358979) translate (13.095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3.01cm 8.9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3.003cm 8.7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3.003cm 8.4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1" draw:layer="coupures" svg:x1="9.676cm" svg:y1="14.125cm" svg:x2="9.676cm" svg:y2="13.9cm">
          <text:p/>
        </draw:line>
        <draw:line draw:style-name="gr10" draw:text-style-name="P1" draw:layer="coupures" svg:x1="10.17cm" svg:y1="14.119cm" svg:x2="10.17cm" svg:y2="13.906cm">
          <text:p/>
        </draw:line>
        <draw:line draw:style-name="gr10" draw:text-style-name="P1" draw:layer="coupures" svg:x1="10.692cm" svg:y1="14.126cm" svg:x2="10.692cm" svg:y2="13.898cm">
          <text:p/>
        </draw:line>
        <draw:line draw:style-name="gr10" draw:text-style-name="P1" draw:layer="coupures" svg:x1="11.205cm" svg:y1="14.12cm" svg:x2="11.205cm" svg:y2="13.904cm">
          <text:p/>
        </draw:line>
        <draw:line draw:style-name="gr10" draw:text-style-name="P1" draw:layer="coupures" svg:x1="11.704cm" svg:y1="14.12cm" svg:x2="11.704cm" svg:y2="13.904cm">
          <text:p/>
        </draw:line>
        <draw:line draw:style-name="gr10" draw:text-style-name="P1" draw:layer="coupures" svg:x1="12.968cm" svg:y1="14.12cm" svg:x2="12.968cm" svg:y2="13.904cm">
          <text:p/>
        </draw:line>
        <draw:line draw:style-name="gr10" draw:text-style-name="P1" draw:layer="coupures" svg:x1="13.487cm" svg:y1="14.12cm" svg:x2="13.487cm" svg:y2="13.904cm">
          <text:p/>
        </draw:line>
        <draw:line draw:style-name="gr10" draw:text-style-name="P1" draw:layer="coupures" svg:x1="13.973cm" svg:y1="14.12cm" svg:x2="13.973cm" svg:y2="13.904cm">
          <text:p/>
        </draw:line>
        <draw:line draw:style-name="gr10" draw:text-style-name="P1" draw:layer="coupures" svg:x1="14.492cm" svg:y1="14.12cm" svg:x2="14.492cm" svg:y2="13.904cm">
          <text:p/>
        </draw:line>
        <draw:line draw:style-name="gr10" draw:text-style-name="P1" draw:layer="coupures" svg:x1="15.002cm" svg:y1="14.12cm" svg:x2="15.002cm" svg:y2="13.904cm">
          <text:p/>
        </draw:line>
        <draw:line draw:style-name="gr10" draw:text-style-name="P1" draw:layer="coupures" svg:x1="15.514cm" svg:y1="14.12cm" svg:x2="15.514cm" svg:y2="13.904cm">
          <text:p/>
        </draw:line>
        <draw:line draw:style-name="gr10" draw:text-style-name="P1" draw:layer="coupures" svg:x1="16.027cm" svg:y1="14.12cm" svg:x2="16.027cm" svg:y2="13.904cm">
          <text:p/>
        </draw:line>
        <draw:line draw:style-name="gr10" draw:text-style-name="P1" draw:layer="coupures" svg:x1="16.533cm" svg:y1="14.12cm" svg:x2="16.533cm" svg:y2="13.904cm">
          <text:p/>
        </draw:line>
        <draw:line draw:style-name="gr10" draw:text-style-name="P1" draw:layer="coupures" svg:x1="11.955cm" svg:y1="13.344cm" svg:x2="11.955cm" svg:y2="12.908cm">
          <text:p/>
        </draw:line>
        <draw:line draw:style-name="gr10" draw:text-style-name="P1" draw:layer="coupures" svg:x1="13.233cm" svg:y1="13.341cm" svg:x2="13.233cm" svg:y2="12.905cm">
          <text:p/>
        </draw:line>
        <draw:line draw:style-name="gr10" draw:text-style-name="P1" draw:layer="coupures" svg:x1="14.246cm" svg:y1="13.352cm" svg:x2="14.246cm" svg:y2="12.916cm">
          <text:p/>
        </draw:line>
        <draw:line draw:style-name="gr10" draw:text-style-name="P1" draw:layer="coupures" svg:x1="15.267cm" svg:y1="13.349cm" svg:x2="15.267cm" svg:y2="12.913cm">
          <text:p/>
        </draw:line>
        <draw:line draw:style-name="gr10" draw:text-style-name="P1" draw:layer="coupures" svg:x1="16.28cm" svg:y1="13.345cm" svg:x2="16.28cm" svg:y2="12.909cm">
          <text:p/>
        </draw:line>
        <draw:line draw:style-name="gr10" draw:text-style-name="P1" draw:layer="coupures" svg:x1="14.894cm" svg:y1="12.352cm" svg:x2="14.894cm" svg:y2="12.155cm">
          <text:p/>
        </draw:line>
        <draw:line draw:style-name="gr10" draw:text-style-name="P1" draw:layer="coupures" svg:x1="15.393cm" svg:y1="12.342cm" svg:x2="15.393cm" svg:y2="12.145cm">
          <text:p/>
        </draw:line>
        <draw:line draw:style-name="gr10" draw:text-style-name="P1" draw:layer="coupures" svg:x1="15.903cm" svg:y1="12.343cm" svg:x2="15.903cm" svg:y2="12.146cm">
          <text:p/>
        </draw:line>
        <draw:line draw:style-name="gr10" draw:text-style-name="P1" draw:layer="coupures" svg:x1="16.413cm" svg:y1="12.336cm" svg:x2="16.413cm" svg:y2="12.139cm">
          <text:p/>
        </draw:line>
        <draw:custom-shape draw:style-name="gr67" draw:text-style-name="P13" draw:layer="Tensions" svg:width="1.606cm" svg:height="0.18cm" svg:x="12.072cm" svg:y="11.3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coupures" svg:x1="13.987cm" svg:y1="12.352cm" svg:x2="13.987cm" svg:y2="8.559cm">
          <text:p/>
        </draw:line>
        <draw:line draw:style-name="gr10" draw:text-style-name="P1" draw:layer="coupures" svg:x1="16.156cm" svg:y1="7.521cm" svg:x2="16.156cm" svg:y2="6.545cm">
          <text:p/>
        </draw:line>
        <draw:line draw:style-name="gr10" draw:text-style-name="P1" draw:layer="coupures" svg:x1="9.534cm" svg:y1="7.52cm" svg:x2="9.534cm" svg:y2="6.544cm">
          <text:p/>
        </draw:line>
        <draw:line draw:style-name="gr10" draw:text-style-name="P1" draw:layer="coupures" svg:x1="14.63cm" svg:y1="7.528cm" svg:x2="14.63cm" svg:y2="6.552cm">
          <text:p/>
        </draw:line>
        <draw:g>
          <draw:custom-shape draw:style-name="gr68" draw:text-style-name="P29" draw:layer="composants" svg:width="1.5cm" svg:height="3cm" draw:transform="rotate (-1.5707963267949) translate (11.413cm 6.3cm)">
            <text:p text:style-name="P2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0" draw:layer="composants" svg:width="0.08cm" svg:height="0.08cm" draw:transform="rotate (-1.5707963267949) translate (11.233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1.233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1.233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1.233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0.975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0.975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0.975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0.975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31" draw:layer="composants" svg:width="0.815cm" svg:height="0.409cm" svg:x="11.051cm" svg:y="7.215cm">
            <draw:text-box>
              <text:p text:style-name="P17"><text:span text:style-name="T13">GND</text:span></text:p>
            </draw:text-box>
          </draw:frame>
          <draw:frame draw:style-name="gr70" draw:text-style-name="P31" draw:layer="composants" svg:width="0.815cm" svg:height="0.409cm" svg:x="10.25cm" svg:y="7.215cm">
            <draw:text-box>
              <text:p text:style-name="P17"><text:span text:style-name="T13">VCC</text:span></text:p>
            </draw:text-box>
          </draw:frame>
          <draw:frame draw:style-name="gr71" draw:text-style-name="P31" draw:layer="composants" svg:width="0.884cm" svg:height="0.408cm" svg:x="11.044cm" svg:y="6.455cm">
            <draw:text-box>
              <text:p text:style-name="P17"><text:span text:style-name="T13">MISO</text:span></text:p>
            </draw:text-box>
          </draw:frame>
          <draw:frame draw:style-name="gr70" draw:text-style-name="P31" draw:layer="composants" svg:width="0.815cm" svg:height="0.409cm" svg:x="10.246cm" svg:y="6.456cm">
            <draw:text-box>
              <text:p text:style-name="P17"><text:span text:style-name="T13">IRQ</text:span></text:p>
            </draw:text-box>
          </draw:frame>
        </draw:g>
        <draw:custom-shape draw:style-name="gr72" draw:text-style-name="P14" draw:layer="Tensions" svg:width="3.448cm" svg:height="0.18cm" svg:x="11.127cm" svg:y="7.3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4" draw:layer="Tensions" svg:width="0.915cm" svg:height="0.18cm" svg:x="16.23cm" svg:y="7.323cm">
          <text:p/>
          <draw:enhanced-geometry svg:viewBox="0 0 21600 21600" draw:type="rectangle" draw:enhanced-path="M 0 0 L 21600 0 21600 21600 0 21600 0 0 Z N"/>
        </draw:custom-shape>
        <draw:g>
          <draw:custom-shape draw:style-name="gr68" draw:text-style-name="P29" draw:layer="composants" svg:width="1.5cm" svg:height="3cm" draw:transform="rotate (-1.5707963267949) translate (16.502cm 6.298cm)">
            <text:p text:style-name="P2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0" draw:layer="composants" svg:width="0.08cm" svg:height="0.08cm" draw:transform="rotate (-1.5707963267949) translate (16.32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32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32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32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06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06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06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composants" svg:width="0.08cm" svg:height="0.08cm" draw:transform="rotate (-1.5707963267949) translate (16.06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31" draw:layer="composants" svg:width="0.815cm" svg:height="0.409cm" svg:x="16.14cm" svg:y="7.213cm">
            <draw:text-box>
              <text:p text:style-name="P17"><text:span text:style-name="T13">GND</text:span></text:p>
            </draw:text-box>
          </draw:frame>
          <draw:frame draw:style-name="gr70" draw:text-style-name="P31" draw:layer="composants" svg:width="0.815cm" svg:height="0.409cm" svg:x="15.339cm" svg:y="7.213cm">
            <draw:text-box>
              <text:p text:style-name="P17"><text:span text:style-name="T13">VCC</text:span></text:p>
            </draw:text-box>
          </draw:frame>
          <draw:frame draw:style-name="gr71" draw:text-style-name="P31" draw:layer="composants" svg:width="0.884cm" svg:height="0.408cm" svg:x="16.133cm" svg:y="6.453cm">
            <draw:text-box>
              <text:p text:style-name="P17"><text:span text:style-name="T13">MISO</text:span></text:p>
            </draw:text-box>
          </draw:frame>
          <draw:frame draw:style-name="gr70" draw:text-style-name="P31" draw:layer="composants" svg:width="0.815cm" svg:height="0.409cm" svg:x="15.335cm" svg:y="6.454cm">
            <draw:text-box>
              <text:p text:style-name="P17"><text:span text:style-name="T13">IRQ</text:span></text:p>
            </draw:text-box>
          </draw:frame>
        </draw:g>
        <draw:custom-shape draw:style-name="gr74" draw:text-style-name="P14" draw:layer="Tensions" svg:width="2.858cm" svg:height="0.18cm" svg:x="14.272cm" svg:y="11.397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coupures" svg:x1="11.973cm" svg:y1="12.345cm" svg:x2="11.973cm" svg:y2="8.578cm">
          <text:p/>
        </draw:line>
        <draw:line draw:style-name="gr13" draw:text-style-name="P9" draw:layer="straps" svg:x1="16.793cm" svg:y1="8.463cm" svg:x2="16.793cm" svg:y2="7.38cm">
          <text:p/>
        </draw:line>
        <draw:custom-shape draw:style-name="gr25" draw:text-style-name="P14" draw:layer="Tensions" svg:width="1.455cm" svg:height="0.18cm" svg:x="12.285cm" svg:y="11.887cm">
          <text:p/>
          <draw:enhanced-geometry svg:viewBox="0 0 21600 21600" draw:type="rectangle" draw:enhanced-path="M 0 0 L 21600 0 21600 21600 0 21600 0 0 Z N"/>
        </draw:custom-shape>
        <draw:g>
          <draw:path draw:style-name="gr42" draw:text-style-name="P20" draw:layer="composants" svg:width="4.319cm" svg:height="1.849cm" draw:transform="rotate (-1.5707963267949) translate (14.907cm 8.293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3" draw:text-style-name="P21" draw:layer="composants" svg:width="0.08cm" svg:height="0.08cm" svg:x="13.183cm" svg:y="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9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9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0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0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0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1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3.183cm" svg:y="1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8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9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9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0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0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0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0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1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1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1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composants" svg:width="0.08cm" svg:height="0.08cm" svg:x="14.708cm" svg:y="12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draw:layer="composants" svg:width="0.507cm" svg:height="0.546cm" svg:x="13.731cm" svg:y="8.133cm">
            <text:p text:style-name="P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5" draw:text-style-name="P24" draw:layer="composants" svg:width="0.315cm" svg:height="0.158cm" svg:x="14.346cm" svg:y="11.395cm">
            <draw:text-box>
              <text:p text:style-name="P23"><text:span text:style-name="T10">GND</text:span></text:p>
            </draw:text-box>
          </draw:frame>
          <draw:frame draw:style-name="gr46" draw:text-style-name="P25" draw:layer="composants" svg:width="0.171cm" svg:height="0.158cm" svg:x="13.325cm" svg:y="9.36cm">
            <draw:text-box>
              <text:p><text:span text:style-name="T10">A0</text:span></text:p>
            </draw:text-box>
          </draw:frame>
          <draw:frame draw:style-name="gr46" draw:text-style-name="P25" draw:layer="composants" svg:width="0.171cm" svg:height="0.158cm" svg:x="13.325cm" svg:y="9.878cm">
            <draw:text-box>
              <text:p><text:span text:style-name="T10">A2</text:span></text:p>
            </draw:text-box>
          </draw:frame>
          <draw:frame draw:style-name="gr46" draw:text-style-name="P25" draw:layer="composants" svg:width="0.171cm" svg:height="0.158cm" svg:x="13.325cm" svg:y="9.624cm">
            <draw:text-box>
              <text:p><text:span text:style-name="T10">A1</text:span></text:p>
            </draw:text-box>
          </draw:frame>
          <draw:frame draw:style-name="gr47" draw:text-style-name="P25" draw:layer="composants" svg:width="0.26cm" svg:height="0.158cm" svg:x="13.325cm" svg:y="11.912cm">
            <draw:text-box>
              <text:p><text:span text:style-name="T10">GND</text:span></text:p>
            </draw:text-box>
          </draw:frame>
          <draw:frame draw:style-name="gr46" draw:text-style-name="P25" draw:layer="composants" svg:width="0.171cm" svg:height="0.158cm" svg:x="13.325cm" svg:y="10.129cm">
            <draw:text-box>
              <text:p><text:span text:style-name="T10">A3</text:span></text:p>
            </draw:text-box>
          </draw:frame>
          <draw:frame draw:style-name="gr45" draw:text-style-name="P24" draw:layer="composants" svg:width="0.315cm" svg:height="0.158cm" svg:x="14.346cm" svg:y="12.152cm">
            <draw:text-box>
              <text:p text:style-name="P23"><text:span text:style-name="T10">TX1</text:span></text:p>
            </draw:text-box>
          </draw:frame>
          <draw:frame draw:style-name="gr45" draw:text-style-name="P24" draw:layer="composants" svg:width="0.315cm" svg:height="0.158cm" svg:x="14.346cm" svg:y="11.905cm">
            <draw:text-box>
              <text:p text:style-name="P23"><text:span text:style-name="T10">RX0</text:span></text:p>
            </draw:text-box>
          </draw:frame>
          <draw:frame draw:style-name="gr45" draw:text-style-name="P24" draw:layer="composants" svg:width="0.315cm" svg:height="0.158cm" svg:x="14.346cm" svg:y="11.656cm">
            <draw:text-box>
              <text:p text:style-name="P23"><text:span text:style-name="T10">RST</text:span></text:p>
            </draw:text-box>
          </draw:frame>
          <draw:frame draw:style-name="gr48" draw:text-style-name="P24" draw:layer="composants" svg:width="0.185cm" svg:height="0.158cm" svg:x="14.476cm" svg:y="11.148cm">
            <draw:text-box>
              <text:p text:style-name="P23"><text:span text:style-name="T10">D2</text:span></text:p>
            </draw:text-box>
          </draw:frame>
          <draw:frame draw:style-name="gr48" draw:text-style-name="P24" draw:layer="composants" svg:width="0.185cm" svg:height="0.158cm" svg:x="14.476cm" svg:y="10.9cm">
            <draw:text-box>
              <text:p text:style-name="P23"><text:span text:style-name="T10">D3</text:span></text:p>
            </draw:text-box>
          </draw:frame>
          <draw:frame draw:style-name="gr48" draw:text-style-name="P24" draw:layer="composants" svg:width="0.185cm" svg:height="0.158cm" svg:x="14.476cm" svg:y="10.643cm">
            <draw:text-box>
              <text:p text:style-name="P23"><text:span text:style-name="T10">D4</text:span></text:p>
            </draw:text-box>
          </draw:frame>
          <draw:frame draw:style-name="gr48" draw:text-style-name="P24" draw:layer="composants" svg:width="0.185cm" svg:height="0.158cm" svg:x="14.476cm" svg:y="10.389cm">
            <draw:text-box>
              <text:p text:style-name="P23"><text:span text:style-name="T10">D5</text:span></text:p>
            </draw:text-box>
          </draw:frame>
          <draw:frame draw:style-name="gr48" draw:text-style-name="P24" draw:layer="composants" svg:width="0.185cm" svg:height="0.158cm" svg:x="14.476cm" svg:y="10.141cm">
            <draw:text-box>
              <text:p text:style-name="P23"><text:span text:style-name="T10">D6</text:span></text:p>
            </draw:text-box>
          </draw:frame>
          <draw:frame draw:style-name="gr48" draw:text-style-name="P24" draw:layer="composants" svg:width="0.185cm" svg:height="0.158cm" svg:x="14.476cm" svg:y="9.88cm">
            <draw:text-box>
              <text:p text:style-name="P23"><text:span text:style-name="T10">D7</text:span></text:p>
            </draw:text-box>
          </draw:frame>
          <draw:frame draw:style-name="gr48" draw:text-style-name="P24" draw:layer="composants" svg:width="0.185cm" svg:height="0.158cm" svg:x="14.476cm" svg:y="9.629cm">
            <draw:text-box>
              <text:p text:style-name="P23"><text:span text:style-name="T10">D8</text:span></text:p>
            </draw:text-box>
          </draw:frame>
          <draw:frame draw:style-name="gr48" draw:text-style-name="P24" draw:layer="composants" svg:width="0.185cm" svg:height="0.158cm" svg:x="14.476cm" svg:y="9.371cm">
            <draw:text-box>
              <text:p text:style-name="P23"><text:span text:style-name="T10">D9</text:span></text:p>
            </draw:text-box>
          </draw:frame>
          <draw:frame draw:style-name="gr49" draw:text-style-name="P24" draw:layer="composants" svg:width="0.197cm" svg:height="0.158cm" svg:x="14.464cm" svg:y="9.116cm">
            <draw:text-box>
              <text:p text:style-name="P23"><text:span text:style-name="T10">D10</text:span></text:p>
            </draw:text-box>
          </draw:frame>
          <draw:frame draw:style-name="gr49" draw:text-style-name="P24" draw:layer="composants" svg:width="0.197cm" svg:height="0.158cm" svg:x="14.464cm" svg:y="8.858cm">
            <draw:text-box>
              <text:p text:style-name="P23"><text:span text:style-name="T10">D11</text:span></text:p>
            </draw:text-box>
          </draw:frame>
          <draw:frame draw:style-name="gr49" draw:text-style-name="P24" draw:layer="composants" svg:width="0.197cm" svg:height="0.158cm" svg:x="14.464cm" svg:y="8.604cm">
            <draw:text-box>
              <text:p text:style-name="P23"><text:span text:style-name="T10">D12</text:span></text:p>
            </draw:text-box>
          </draw:frame>
          <draw:frame draw:style-name="gr50" draw:text-style-name="P25" draw:layer="composants" svg:width="0.207cm" svg:height="0.158cm" svg:x="13.325cm" svg:y="12.151cm">
            <draw:text-box>
              <text:p><text:span text:style-name="T10">VIN</text:span></text:p>
            </draw:text-box>
          </draw:frame>
          <draw:frame draw:style-name="gr51" draw:text-style-name="P25" draw:layer="composants" svg:width="0.223cm" svg:height="0.158cm" svg:x="13.325cm" svg:y="11.648cm">
            <draw:text-box>
              <text:p><text:span text:style-name="T10">RST</text:span></text:p>
            </draw:text-box>
          </draw:frame>
          <draw:frame draw:style-name="gr52" draw:text-style-name="P25" draw:layer="composants" svg:width="0.179cm" svg:height="0.158cm" svg:x="13.325cm" svg:y="11.406cm">
            <draw:text-box>
              <text:p><text:span text:style-name="T10">5V</text:span></text:p>
            </draw:text-box>
          </draw:frame>
          <draw:frame draw:style-name="gr53" draw:text-style-name="P25" draw:layer="composants" svg:width="0.174cm" svg:height="0.158cm" svg:x="13.325cm" svg:y="11.151cm">
            <draw:text-box>
              <text:p><text:span text:style-name="T10">A7</text:span></text:p>
            </draw:text-box>
          </draw:frame>
          <draw:frame draw:style-name="gr53" draw:text-style-name="P25" draw:layer="composants" svg:width="0.174cm" svg:height="0.158cm" svg:x="13.325cm" svg:y="10.9cm">
            <draw:text-box>
              <text:p><text:span text:style-name="T10">A6</text:span></text:p>
            </draw:text-box>
          </draw:frame>
          <draw:frame draw:style-name="gr53" draw:text-style-name="P25" draw:layer="composants" svg:width="0.174cm" svg:height="0.158cm" svg:x="13.325cm" svg:y="10.648cm">
            <draw:text-box>
              <text:p><text:span text:style-name="T10">A5</text:span></text:p>
            </draw:text-box>
          </draw:frame>
          <draw:frame draw:style-name="gr53" draw:text-style-name="P25" draw:layer="composants" svg:width="0.174cm" svg:height="0.158cm" svg:x="13.325cm" svg:y="10.39cm">
            <draw:text-box>
              <text:p><text:span text:style-name="T10">A4</text:span></text:p>
            </draw:text-box>
          </draw:frame>
          <draw:frame draw:style-name="gr54" draw:text-style-name="P25" draw:layer="composants" svg:width="0.184cm" svg:height="0.158cm" svg:x="13.325cm" svg:y="9.121cm">
            <draw:text-box>
              <text:p><text:span text:style-name="T10">REF</text:span></text:p>
            </draw:text-box>
          </draw:frame>
          <draw:frame draw:style-name="gr54" draw:text-style-name="P25" draw:layer="composants" svg:width="0.184cm" svg:height="0.158cm" svg:x="13.325cm" svg:y="8.864cm">
            <draw:text-box>
              <text:p><text:span text:style-name="T10">3V3</text:span></text:p>
            </draw:text-box>
          </draw:frame>
          <draw:frame draw:style-name="gr55" draw:text-style-name="P25" draw:layer="composants" svg:width="0.197cm" svg:height="0.158cm" svg:x="13.325cm" svg:y="8.597cm">
            <draw:text-box>
              <text:p><text:span text:style-name="T10">D13</text:span></text:p>
            </draw:text-box>
          </draw:frame>
          <draw:custom-shape draw:style-name="gr56" draw:text-style-name="P26" draw:layer="composants" svg:width="0.25cm" svg:height="0.25cm" draw:transform="rotate (-1.5707963267949) translate (13.865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3.695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14.11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3.94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14.36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4.19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13.861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3.691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14.11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3.94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6" draw:layer="composants" svg:width="0.25cm" svg:height="0.25cm" draw:transform="rotate (-1.5707963267949) translate (14.36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7" draw:layer="composants" svg:width="0.09cm" svg:height="0.09cm" svg:x="14.19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28" draw:layer="composants" svg:width="0.844cm" svg:height="0.179cm" draw:transform="rotate (-1.5707963267949) translate (14.063cm 9.97cm)">
            <draw:text-box>
              <text:p text:style-name="P23"><text:span text:style-name="T11">Arduino Nano</text:span></text:p>
            </draw:text-box>
          </draw:frame>
        </draw:g>
        <draw:line draw:style-name="gr13" draw:text-style-name="P9" draw:layer="straps" svg:x1="12.472cm" svg:y1="12.54cm" svg:x2="12.472cm" svg:y2="11.941cm">
          <text:p/>
        </draw:line>
        <draw:line draw:style-name="gr38" draw:text-style-name="P9" draw:layer="straps" svg:x1="13.227cm" svg:y1="13.854cm" svg:x2="13.233cm" svg:y2="13.47cm">
          <text:p/>
        </draw:line>
        <draw:line draw:style-name="gr38" draw:text-style-name="P9" draw:layer="straps" svg:x1="14.24cm" svg:y1="13.858cm" svg:x2="14.246cm" svg:y2="13.474cm">
          <text:p/>
        </draw:line>
        <draw:line draw:style-name="gr38" draw:text-style-name="P9" draw:layer="straps" svg:x1="15.256cm" svg:y1="13.854cm" svg:x2="15.262cm" svg:y2="13.47cm">
          <text:p/>
        </draw:line>
        <draw:line draw:style-name="gr38" draw:text-style-name="P9" draw:layer="straps" svg:x1="16.277cm" svg:y1="13.858cm" svg:x2="16.283cm" svg:y2="13.474cm">
          <text:p/>
        </draw:line>
        <draw:line draw:style-name="gr38" draw:text-style-name="P9" draw:layer="straps" svg:x1="15.817cm" svg:y1="13.884cm" svg:x2="16.036cm" svg:y2="13.211cm">
          <text:p/>
        </draw:line>
        <draw:line draw:style-name="gr38" draw:text-style-name="P9" draw:layer="straps" svg:x1="13.801cm" svg:y1="13.895cm" svg:x2="14.02cm" svg:y2="13.222cm">
          <text:p/>
        </draw:line>
        <draw:line draw:style-name="gr38" draw:text-style-name="P9" draw:layer="straps" svg:x1="14.818cm" svg:y1="13.895cm" svg:x2="15.037cm" svg:y2="13.222cm">
          <text:p/>
        </draw:line>
        <draw:line draw:style-name="gr38" draw:text-style-name="P9" draw:layer="straps" svg:x1="16.833cm" svg:y1="13.892cm" svg:x2="17.052cm" svg:y2="13.219cm">
          <text:p/>
        </draw:line>
        <draw:frame draw:style-name="gr19" draw:text-style-name="P12" draw:layer="straps" svg:width="0.167cm" svg:height="0.212cm" draw:transform="rotate (1.5707963267949) translate (16.819cm 12.988cm)">
          <draw:text-box>
            <text:p text:style-name="P6"><text:span text:style-name="T7">A0</text:span></text:p>
          </draw:text-box>
        </draw:frame>
        <draw:line draw:style-name="gr60" draw:text-style-name="P9" draw:layer="straps" svg:x1="17.046cm" svg:y1="13.039cm" svg:x2="17.05cm" svg:y2="12.757cm">
          <text:p/>
        </draw:line>
        <draw:frame draw:style-name="gr19" draw:text-style-name="P12" draw:layer="straps" svg:width="0.167cm" svg:height="0.212cm" draw:transform="rotate (1.5707963267949) translate (15.803cm 12.996cm)">
          <draw:text-box>
            <text:p text:style-name="P6"><text:span text:style-name="T7">A1</text:span></text:p>
          </draw:text-box>
        </draw:frame>
        <draw:line draw:style-name="gr60" draw:text-style-name="P9" draw:layer="straps" svg:x1="16.03cm" svg:y1="13.047cm" svg:x2="16.034cm" svg:y2="12.765cm">
          <text:p/>
        </draw:line>
        <draw:frame draw:style-name="gr19" draw:text-style-name="P12" draw:layer="straps" svg:width="0.167cm" svg:height="0.212cm" draw:transform="rotate (1.5707963267949) translate (14.787cm 12.999cm)">
          <draw:text-box>
            <text:p text:style-name="P6"><text:span text:style-name="T7">A2</text:span></text:p>
          </draw:text-box>
        </draw:frame>
        <draw:line draw:style-name="gr60" draw:text-style-name="P9" draw:layer="straps" svg:x1="15.014cm" svg:y1="13.05cm" svg:x2="15.018cm" svg:y2="12.768cm">
          <text:p/>
        </draw:line>
        <draw:frame draw:style-name="gr19" draw:text-style-name="P12" draw:layer="straps" svg:width="0.167cm" svg:height="0.212cm" draw:transform="rotate (1.5707963267949) translate (13.764cm 12.996cm)">
          <draw:text-box>
            <text:p text:style-name="P6"><text:span text:style-name="T7">A3</text:span></text:p>
          </draw:text-box>
        </draw:frame>
        <draw:line draw:style-name="gr60" draw:text-style-name="P9" draw:layer="straps" svg:x1="13.991cm" svg:y1="13.047cm" svg:x2="13.995cm" svg:y2="12.765cm">
          <text:p/>
        </draw:line>
        <draw:line draw:style-name="gr61" draw:text-style-name="P9" draw:layer="straps" svg:x1="15.017cm" svg:y1="12.277cm" svg:x2="15.02cm" svg:y2="10.17cm">
          <text:p/>
        </draw:line>
        <draw:line draw:style-name="gr61" draw:text-style-name="P9" draw:layer="straps" svg:x1="15.531cm" svg:y1="12.284cm" svg:x2="15.274cm" svg:y2="10.425cm">
          <text:p/>
        </draw:line>
        <draw:line draw:style-name="gr61" draw:text-style-name="P9" draw:layer="straps" svg:x1="16.038cm" svg:y1="12.284cm" svg:x2="15.513cm" svg:y2="10.686cm">
          <text:p/>
        </draw:line>
        <draw:line draw:style-name="gr61" draw:text-style-name="P9" draw:layer="straps" svg:x1="16.556cm" svg:y1="12.273cm" svg:x2="15.767cm" svg:y2="10.939cm">
          <text:p/>
        </draw:line>
        <draw:line draw:style-name="gr11" draw:text-style-name="P9" draw:layer="straps" svg:x1="12.726cm" svg:y1="12.787cm" svg:x2="12.726cm" svg:y2="11.422cm">
          <text:p/>
        </draw:line>
        <draw:line draw:style-name="gr10" draw:text-style-name="P1" draw:layer="coupures" svg:x1="7.636cm" svg:y1="6.281cm" svg:x2="7.636cm" svg:y2="6.007cm">
          <text:p/>
        </draw:line>
        <draw:custom-shape draw:style-name="gr76" draw:text-style-name="P14" draw:layer="Tensions" svg:width="9.449cm" svg:height="0.18cm" svg:x="7.718cm" svg:y="6.061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0" draw:layer="composants" svg:width="0.256cm" svg:height="0.993cm" draw:transform="rotate (-3.14159265358979) translate (12.342cm 10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composants" svg:width="0.077cm" svg:height="0.078cm" draw:transform="rotate (-3.14159265358979) translate (12.253cm 10.7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2.253cm 10.4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8cm" draw:transform="rotate (-3.14159265358979) translate (12.253cm 10.2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composants" svg:width="0.077cm" svg:height="0.077cm" draw:transform="rotate (-3.14159265358979) translate (12.253cm 9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1" draw:layer="coupures" svg:x1="12.727cm" svg:y1="10.833cm" svg:x2="12.727cm" svg:y2="9.851cm">
          <text:p/>
        </draw:line>
        <draw:line draw:style-name="gr10" draw:text-style-name="P1" draw:layer="coupures" svg:x1="10.31cm" svg:y1="10.592cm" svg:x2="10.31cm" svg:y2="10.105cm">
          <text:p/>
        </draw:line>
        <draw:line draw:style-name="gr60" draw:text-style-name="P9" draw:layer="straps" svg:x1="12.44cm" svg:y1="10.199cm" svg:x2="12.713cm" svg:y2="10.199cm">
          <text:p/>
        </draw:line>
        <draw:frame draw:style-name="gr77" draw:text-style-name="P12" draw:layer="straps" svg:width="0.18cm" svg:height="0.212cm" svg:x="12.49cm" svg:y="9.992cm">
          <draw:text-box>
            <text:p text:style-name="P6"><text:span text:style-name="T7">D7</text:span></text:p>
          </draw:text-box>
        </draw:frame>
        <draw:line draw:style-name="gr60" draw:text-style-name="P9" draw:layer="straps" svg:x1="12.43cm" svg:y1="9.943cm" svg:x2="12.703cm" svg:y2="9.943cm">
          <text:p/>
        </draw:line>
        <draw:frame draw:style-name="gr78" draw:text-style-name="P12" draw:layer="straps" svg:width="0.18cm" svg:height="0.194cm" svg:x="12.49cm" svg:y="9.75cm">
          <draw:text-box>
            <text:p text:style-name="P6"><text:span text:style-name="T7">D8</text:span></text:p>
          </draw:text-box>
        </draw:frame>
        <draw:frame draw:style-name="gr15" draw:text-style-name="P7" draw:layer="composants" svg:width="1.569cm" svg:height="0.245cm" svg:x="19.512cm" svg:y="10.35cm">
          <draw:text-box>
            <text:p text:style-name="P6"><text:span text:style-name="T5">LED Pulse-22 enabled</text:span></text:p>
          </draw:text-box>
        </draw:frame>
        <draw:frame draw:style-name="gr15" draw:text-style-name="P7" draw:layer="composants" svg:width="1.569cm" svg:height="0.245cm" svg:x="19.527cm" svg:y="10.615cm">
          <draw:text-box>
            <text:p text:style-name="P6"><text:span text:style-name="T5">LED Pulse-21 enabled</text:span></text:p>
          </draw:text-box>
        </draw:frame>
        <draw:frame draw:style-name="gr15" draw:text-style-name="P7" draw:layer="composants" svg:width="1.569cm" svg:height="0.245cm" svg:x="19.513cm" svg:y="9.841cm">
          <draw:text-box>
            <text:p text:style-name="P6"><text:span text:style-name="T5">LED Pulse-24 enabled</text:span></text:p>
          </draw:text-box>
        </draw:frame>
        <draw:frame draw:style-name="gr15" draw:text-style-name="P7" draw:layer="composants" svg:width="1.569cm" svg:height="0.245cm" svg:x="19.514cm" svg:y="10.09cm">
          <draw:text-box>
            <text:p text:style-name="P6"><text:span text:style-name="T5">LED Pulse-23 enabled</text:span></text:p>
          </draw:text-box>
        </draw:frame>
        <draw:g>
          <draw:custom-shape draw:style-name="gr7" draw:text-style-name="P1" draw:layer="composants" svg:width="0.254cm" svg:height="0.25cm" svg:x="15.634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1cm" svg:height="0.09cm" svg:x="15.972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2cm" svg:height="0.09cm" svg:x="15.715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5.892cm" svg:y1="9.946cm" svg:x2="16.019cm" svg:y2="9.946cm">
            <text:p text:style-name="P2"><text:span text:style-name="T6">1k</text:span></text:p>
          </draw:line>
        </draw:g>
        <draw:g>
          <draw:custom-shape draw:style-name="gr7" draw:text-style-name="P1" draw:layer="composants" svg:width="0.254cm" svg:height="0.25cm" svg:x="15.635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1cm" svg:height="0.09cm" svg:x="15.973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2cm" svg:height="0.09cm" svg:x="15.716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5.893cm" svg:y1="9.711cm" svg:x2="16.02cm" svg:y2="9.711cm">
            <text:p text:style-name="P2"><text:span text:style-name="T6">1k</text:span></text:p>
          </draw:line>
        </draw:g>
        <draw:line draw:style-name="gr10" draw:text-style-name="P1" draw:layer="coupures" svg:x1="15.887cm" svg:y1="10.067cm" svg:x2="15.887cm" svg:y2="9.58cm">
          <text:p/>
        </draw:line>
        <draw:g>
          <draw:custom-shape draw:style-name="gr7" draw:text-style-name="P1" draw:layer="composants" svg:width="0.254cm" svg:height="0.25cm" svg:x="10.554cm" svg:y="9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1cm" svg:height="0.09cm" svg:x="10.89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composants" svg:width="0.092cm" svg:height="0.09cm" svg:x="10.635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composants" svg:x1="10.812cm" svg:y1="9.183cm" svg:x2="10.939cm" svg:y2="9.183cm">
            <text:p text:style-name="P2"><text:span text:style-name="T6">1k</text:span></text:p>
          </draw:line>
        </draw:g>
        <draw:frame draw:style-name="gr59" draw:text-style-name="P19" draw:layer="straps" svg:width="0.548cm" svg:height="0.158cm" svg:x="10.966cm" svg:y="14.449cm">
          <draw:text-box>
            <text:p text:style-name="P2"><text:span text:style-name="T8">Pulse-</text:span><text:span text:style-name="T8">11</text:span></text:p>
          </draw:text-box>
        </draw:frame>
        <draw:frame draw:style-name="gr79" draw:text-style-name="P19" draw:layer="composants" svg:width="0.184cm" svg:height="0.158cm" svg:x="10.884cm" svg:y="11.965cm">
          <draw:text-box>
            <text:p text:style-name="P2"><text:span text:style-name="T8">12</text:span></text:p>
          </draw:text-box>
        </draw:frame>
        <draw:frame draw:style-name="gr79" draw:text-style-name="P19" draw:layer="composants" svg:width="0.184cm" svg:height="0.158cm" svg:x="11.384cm" svg:y="11.965cm">
          <draw:text-box>
            <text:p text:style-name="P2"><text:span text:style-name="T8">11</text:span></text:p>
          </draw:text-box>
        </draw:frame>
        <draw:frame draw:style-name="gr79" draw:text-style-name="P19" draw:layer="composants" svg:width="0.184cm" svg:height="0.158cm" svg:x="10.344cm" svg:y="11.965cm">
          <draw:text-box>
            <text:p text:style-name="P2"><text:span text:style-name="T8">13</text:span></text:p>
          </draw:text-box>
        </draw:frame>
        <draw:frame draw:style-name="gr79" draw:text-style-name="P19" draw:layer="composants" svg:width="0.184cm" svg:height="0.158cm" svg:x="9.837cm" svg:y="11.965cm">
          <draw:text-box>
            <text:p text:style-name="P2"><text:span text:style-name="T8">14</text:span></text:p>
          </draw:text-box>
        </draw:frame>
        <draw:frame draw:style-name="gr79" draw:text-style-name="P19" draw:layer="composants" svg:width="0.184cm" svg:height="0.158cm" svg:x="16.21cm" svg:y="11.961cm">
          <draw:text-box>
            <text:p text:style-name="P2"><text:span text:style-name="T8">22</text:span></text:p>
          </draw:text-box>
        </draw:frame>
        <draw:frame draw:style-name="gr79" draw:text-style-name="P19" draw:layer="composants" svg:width="0.184cm" svg:height="0.158cm" svg:x="16.71cm" svg:y="11.961cm">
          <draw:text-box>
            <text:p text:style-name="P2"><text:span text:style-name="T8">21</text:span></text:p>
          </draw:text-box>
        </draw:frame>
        <draw:frame draw:style-name="gr79" draw:text-style-name="P19" draw:layer="composants" svg:width="0.184cm" svg:height="0.158cm" svg:x="15.67cm" svg:y="11.961cm">
          <draw:text-box>
            <text:p text:style-name="P2"><text:span text:style-name="T8">23</text:span></text:p>
          </draw:text-box>
        </draw:frame>
        <draw:frame draw:style-name="gr79" draw:text-style-name="P19" draw:layer="composants" svg:width="0.184cm" svg:height="0.158cm" svg:x="15.163cm" svg:y="11.961cm">
          <draw:text-box>
            <text:p text:style-name="P2"><text:span text:style-name="T8">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4-20T16:16:56.382746560</dc:date>
    <meta:editing-cycles>139</meta:editing-cycles>
    <meta:editing-duration>P2DT3H18M16S</meta:editing-duration>
    <meta:print-date>2017-04-18T15:08:19.487373499</meta:print-date>
    <meta:document-statistic meta:object-count="3676"/>
    <meta:user-defined meta:name="Info 1"/>
    <meta:user-defined meta:name="Info 2"/>
    <meta:user-defined meta:name="Info 3"/>
    <meta:user-defined meta:name="Info 4"/>
  </office:meta>
</office:document-meta>
</file>